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95816666666667cm" style:use-optimal-column-width="true"/>
    </style:style>
    <style:style style:name="co2" style:family="table-column">
      <style:table-column-properties fo:break-before="auto" style:column-width="8.08566666666667cm" style:use-optimal-column-width="true"/>
    </style:style>
    <style:style style:name="co3" style:family="table-column">
      <style:table-column-properties fo:break-before="auto" style:column-width="5.482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nvoice_Line_Unit_Price</text:p>
          </table:table-cell>
          <table:table-cell office:value-type="string" table:style-name="ce2">
            <text:p>Supplier_Name</text:p>
          </table:table-cell>
          <table:table-cell office:value-type="string" table:style-name="ce2">
            <text:p>Category</text:p>
          </table:table-cell>
          <table:table-cell table:number-columns-repeated="16381"/>
        </table:table-row>
        <table:table-row table:style-name="ro1">
          <table:table-cell office:value-type="float" office:value="46901.4" table:style-name="ce2">
            <text:p>46901.4</text:p>
          </table:table-cell>
          <table:table-cell office:value-type="string" table:style-name="ce2">
            <text:p>BRIGHTER FUTURES FOR CHILDRE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ELLICK PARTNERSHI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.5" table:style-name="ce2">
            <text:p>57.5</text:p>
          </table:table-cell>
          <table:table-cell office:value-type="string" table:style-name="ce2">
            <text:p>SELLICK PARTNERSHI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ELLICK PARTNERSHI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88.05999999999995" table:style-name="ce2">
            <text:p>588.06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411.76" table:style-name="ce2">
            <text:p>411.76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60" table:style-name="ce2">
            <text:p>66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726" table:style-name="ce2">
            <text:p>726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.59" table:style-name="ce2">
            <text:p>23.59</text:p>
          </table:table-cell>
          <table:table-cell office:value-type="string" table:style-name="ce2">
            <text:p>ROBERT HALF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639.3100000000004" table:style-name="ce2">
            <text:p>4639.31</text:p>
          </table:table-cell>
          <table:table-cell office:value-type="string" table:style-name="ce2">
            <text:p>THE DIOCESE OF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2">
            <text:p>PARKER PRINT AND DESIG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ELLICK PARTNERSHI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13.75" table:style-name="ce2">
            <text:p>3713.75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POLICE PAS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00" table:style-name="ce2">
            <text:p>4000</text:p>
          </table:table-cell>
          <table:table-cell office:value-type="string" table:style-name="ce2">
            <text:p>POLICE PAS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2">
            <text:p>BALTIC PUBLICA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50" table:style-name="ce2">
            <text:p>4950</text:p>
          </table:table-cell>
          <table:table-cell office:value-type="string" table:style-name="ce2">
            <text:p>SEKOYA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string" table:style-name="ce2">
            <text:p>BOND SOLON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.94" table:style-name="ce2">
            <text:p>41.94</text:p>
          </table:table-cell>
          <table:table-cell office:value-type="string" table:style-name="ce2">
            <text:p>BOND SOLON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049" table:style-name="ce2">
            <text:p>2049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69.6" table:style-name="ce2">
            <text:p>769.6</text:p>
          </table:table-cell>
          <table:table-cell office:value-type="string" table:style-name="ce2">
            <text:p>BASELINE CONSULT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TRAIN AID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47.27" table:style-name="ce2">
            <text:p>2247.27</text:p>
          </table:table-cell>
          <table:table-cell office:value-type="string" table:style-name="ce2">
            <text:p>BOND SOLON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AMBERHAWK TRAINING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9.2" table:style-name="ce2">
            <text:p>199.2</text:p>
          </table:table-cell>
          <table:table-cell office:value-type="string" table:style-name="ce2">
            <text:p>GOVERNMENT EVENT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79.17" table:style-name="ce2">
            <text:p>1179.17</text:p>
          </table:table-cell>
          <table:table-cell office:value-type="string" table:style-name="ce2">
            <text:p>MK DRIVER TRAI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2">
            <text:p>MK DRIVER TRAI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NEIL BUM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5.2" table:style-name="ce2">
            <text:p>295.2</text:p>
          </table:table-cell>
          <table:table-cell office:value-type="string" table:style-name="ce2">
            <text:p>NEIL BUM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85.16" table:style-name="ce2">
            <text:p>885.16</text:p>
          </table:table-cell>
          <table:table-cell office:value-type="string" table:style-name="ce2">
            <text:p>THE LUCY FAITHFULL FOUNDATI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CHARACT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0.37" table:style-name="ce2">
            <text:p>0.37</text:p>
          </table:table-cell>
          <table:table-cell office:value-type="string" table:style-name="ce2">
            <text:p>CHARACT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CHARACT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58.99" table:style-name="ce2">
            <text:p>1758.99</text:p>
          </table:table-cell>
          <table:table-cell office:value-type="string" table:style-name="ce2">
            <text:p>BOND SOLON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0" table:style-name="ro1">
          <table:table-cell office:value-type="float" office:value="3250" table:style-name="ce2">
            <text:p>3250</text:p>
          </table:table-cell>
          <table:table-cell office:value-type="string" table:style-name="ce2">
            <text:p>BUCKINGHAMSHIRE NEW UNIVERSIT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GP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IPFA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30" table:style-name="ce2">
            <text:p>1730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50" table:style-name="ce2">
            <text:p>1550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.399999999999999" table:style-name="ce2">
            <text:p>18.4</text:p>
          </table:table-cell>
          <table:table-cell office:value-type="string" table:style-name="ce2">
            <text:p>PEARSON EDUCATION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9.8" table:style-name="ce2">
            <text:p>19.8</text:p>
          </table:table-cell>
          <table:table-cell office:value-type="string" table:style-name="ce2">
            <text:p>PEARSON EDUCATION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ASCO CONSULTING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string" table:style-name="ce2">
            <text:p>AID TRAINING &amp; OPERA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84" table:style-name="ce2">
            <text:p>1584</text:p>
          </table:table-cell>
          <table:table-cell office:value-type="string" table:style-name="ce2">
            <text:p>SERFCA - BUCKINGHAMSHIR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95" table:style-name="ce2">
            <text:p>595</text:p>
          </table:table-cell>
          <table:table-cell office:value-type="string" table:style-name="ce2">
            <text:p>SWAN FIRE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126" table:style-name="ce2">
            <text:p>1126</text:p>
          </table:table-cell>
          <table:table-cell office:value-type="string" table:style-name="ce2">
            <text:p>LES STON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T T TRAI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T T TRAI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2">
            <text:p>GOVERNMENT EVENT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SIRCULA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GOVERNMENT EVENT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49" table:style-name="ce2">
            <text:p>449</text:p>
          </table:table-cell>
          <table:table-cell office:value-type="string" table:style-name="ce2">
            <text:p>GOVERNMENT EVENT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3.65" table:style-name="ce2">
            <text:p>503.65</text:p>
          </table:table-cell>
          <table:table-cell office:value-type="string" table:style-name="ce2">
            <text:p>DAVIES GROUP - BED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411.54" table:style-name="ce2">
            <text:p>13411.54</text:p>
          </table:table-cell>
          <table:table-cell office:value-type="string" table:style-name="ce2">
            <text:p>DAVIES GROUP - HE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443.519999999997" table:style-name="ce2">
            <text:p>39443.52</text:p>
          </table:table-cell>
          <table:table-cell office:value-type="string" table:style-name="ce2">
            <text:p>DAVIES GROUP - CAMB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2">
            <text:p>NTA PSYCHOLOGICAL SCREE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TA PSYCHOLOGICAL SCREE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2">
            <text:p>NTA PSYCHOLOGICAL SCREE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480.7" table:style-name="ce2">
            <text:p>11480.7</text:p>
          </table:table-cell>
          <table:table-cell office:value-type="string" table:style-name="ce2">
            <text:p>NTA PSYCHOLOGICAL SCREE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NTA PSYCHOLOGICAL SCREE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94.52" table:style-name="ce2">
            <text:p>3294.52</text:p>
          </table:table-cell>
          <table:table-cell office:value-type="string" table:style-name="ce2">
            <text:p>AVC WIS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AQUAID (READING)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99" table:style-name="ce2">
            <text:p>1299</text:p>
          </table:table-cell>
          <table:table-cell office:value-type="string" table:style-name="ce2">
            <text:p>AAH PHARMACEUTICAL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98.4" table:style-name="ce2">
            <text:p>2598.4</text:p>
          </table:table-cell>
          <table:table-cell office:value-type="string" table:style-name="ce2">
            <text:p>AAH PHARMACEUTICAL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71.45" table:style-name="ce2">
            <text:p>1771.45</text:p>
          </table:table-cell>
          <table:table-cell office:value-type="string" table:style-name="ce2">
            <text:p>PROFESSIONAL OCCUPATIONAL MEDICAL SER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BK HEALTH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2.6" table:style-name="ce2">
            <text:p>192.6</text:p>
          </table:table-cell>
          <table:table-cell office:value-type="string" table:style-name="ce2">
            <text:p>ABBOTT TOXICOLOG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JO McINTYRE TRAINING &amp; CONSULTANC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MENOPAUSE IN THE WORKPLAC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50" table:style-name="ce2">
            <text:p>2750</text:p>
          </table:table-cell>
          <table:table-cell office:value-type="string" table:style-name="ce2">
            <text:p>MANSFIELD STEE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ALCON ENERGY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9.53" table:style-name="ce2">
            <text:p>239.5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57" table:style-name="ce2">
            <text:p>51.5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9.75" table:style-name="ce2">
            <text:p>289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75" table:style-name="ce2">
            <text:p>48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.8" table:style-name="ce2">
            <text:p>184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3.27" table:style-name="ce2">
            <text:p>183.2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2.49" table:style-name="ce2">
            <text:p>112.4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6.63" table:style-name="ce2">
            <text:p>166.6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.14" table:style-name="ce2">
            <text:p>32.1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2.82" table:style-name="ce2">
            <text:p>242.8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3.75" table:style-name="ce2">
            <text:p>113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7.79" table:style-name="ce2">
            <text:p>247.7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.6" table:style-name="ce2">
            <text:p>138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5.97" table:style-name="ce2">
            <text:p>515.9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4.42" table:style-name="ce2">
            <text:p>814.4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5.36" table:style-name="ce2">
            <text:p>185.3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2.07" table:style-name="ce2">
            <text:p>992.0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430000000000007" table:style-name="ce2">
            <text:p>78.4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.89" table:style-name="ce2">
            <text:p>49.8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4.75" table:style-name="ce2">
            <text:p>214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2.42" table:style-name="ce2">
            <text:p>482.4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8.82" table:style-name="ce2">
            <text:p>118.8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2.05999999999995" table:style-name="ce2">
            <text:p>612.0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7.33" table:style-name="ce2">
            <text:p>1247.3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5.27999999999997" table:style-name="ce2">
            <text:p>275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8.27" table:style-name="ce2">
            <text:p>368.2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99.05" table:style-name="ce2">
            <text:p>899.0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.16" table:style-name="ce2">
            <text:p>150.16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7.93" table:style-name="ce2">
            <text:p>1327.9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.89" table:style-name="ce2">
            <text:p>70.8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52" table:style-name="ce2">
            <text:p>66.5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.75" table:style-name="ce2">
            <text:p>117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.08" table:style-name="ce2">
            <text:p>67.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25" table:style-name="ce2">
            <text:p>81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.8" table:style-name="ce2">
            <text:p>184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.84" table:style-name="ce2">
            <text:p>137.8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4.8" table:style-name="ce2">
            <text:p>294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.6" table:style-name="ce2">
            <text:p>121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8.9" table:style-name="ce2">
            <text:p>438.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8.58" table:style-name="ce2">
            <text:p>98.5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.41" table:style-name="ce2">
            <text:p>80.4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1.76" table:style-name="ce2">
            <text:p>451.76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3.60000000000002" table:style-name="ce2">
            <text:p>313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25" table:style-name="ce2">
            <text:p>81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31.55999999999995" table:style-name="ce2">
            <text:p>631.5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4.01" table:style-name="ce2">
            <text:p>204.0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2.25" table:style-name="ce2">
            <text:p>172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25" table:style-name="ce2">
            <text:p>81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.71" table:style-name="ce2">
            <text:p>190.7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3.24" table:style-name="ce2">
            <text:p>473.24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6.44" table:style-name="ce2">
            <text:p>126.4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3" table:style-name="ce2">
            <text:p>105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9.4" table:style-name="ce2">
            <text:p>619.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1.04" table:style-name="ce2">
            <text:p>161.0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4.78" table:style-name="ce2">
            <text:p>254.7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.01" table:style-name="ce2">
            <text:p>170.0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16.43" table:style-name="ce2">
            <text:p>5716.4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4.54000000000002" table:style-name="ce2">
            <text:p>284.5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29" table:style-name="ce2">
            <text:p>132.2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1.75" table:style-name="ce2">
            <text:p>311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6.99" table:style-name="ce2">
            <text:p>116.9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6.67" table:style-name="ce2">
            <text:p>346.6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3.04000000000002" table:style-name="ce2">
            <text:p>303.0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7.9" table:style-name="ce2">
            <text:p>207.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849999999999994" table:style-name="ce2">
            <text:p>78.8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93" table:style-name="ce2">
            <text:p>51.9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6.72" table:style-name="ce2">
            <text:p>446.7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.97" table:style-name="ce2">
            <text:p>76.9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9.88" table:style-name="ce2">
            <text:p>189.8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9.37" table:style-name="ce2">
            <text:p>269.3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6.92" table:style-name="ce2">
            <text:p>386.9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.41" table:style-name="ce2">
            <text:p>68.4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.6" table:style-name="ce2">
            <text:p>138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7.25" table:style-name="ce2">
            <text:p>257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4.3" table:style-name="ce2">
            <text:p>214.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8.99" table:style-name="ce2">
            <text:p>168.9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6.07" table:style-name="ce2">
            <text:p>146.0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2.44" table:style-name="ce2">
            <text:p>352.4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.86" table:style-name="ce2">
            <text:p>90.8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.57" table:style-name="ce2">
            <text:p>137.5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.25" table:style-name="ce2">
            <text:p>350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9.06" table:style-name="ce2">
            <text:p>459.0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.33" table:style-name="ce2">
            <text:p>58.33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01" table:style-name="ce2">
            <text:p>51.0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9.3" table:style-name="ce2">
            <text:p>179.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3.78" table:style-name="ce2">
            <text:p>153.7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.4" table:style-name="ce2">
            <text:p>92.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790000000000006" table:style-name="ce2">
            <text:p>81.7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2.26" table:style-name="ce2">
            <text:p>112.2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4.79999999999995" table:style-name="ce2">
            <text:p>594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5.91" table:style-name="ce2">
            <text:p>225.9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0.05" table:style-name="ce2">
            <text:p>820.0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.36" table:style-name="ce2">
            <text:p>110.3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21" table:style-name="ce2">
            <text:p>48.2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1.56" table:style-name="ce2">
            <text:p>111.5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27" table:style-name="ce2">
            <text:p>75.2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6.57" table:style-name="ce2">
            <text:p>216.5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8.53" table:style-name="ce2">
            <text:p>88.5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3.17" table:style-name="ce2">
            <text:p>103.1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6.87" table:style-name="ce2">
            <text:p>146.8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8.86" table:style-name="ce2">
            <text:p>518.8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5.9" table:style-name="ce2">
            <text:p>165.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.89" table:style-name="ce2">
            <text:p>105.8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9.30000000000001" table:style-name="ce2">
            <text:p>139.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.86" table:style-name="ce2">
            <text:p>121.8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2.46" table:style-name="ce2">
            <text:p>442.4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91.6400000000001" table:style-name="ce2">
            <text:p>1091.64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0" table:style-name="ce2">
            <text:p>1450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36.36" table:style-name="ce2">
            <text:p>1336.3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8.77" table:style-name="ce2">
            <text:p>488.7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9.95999999999998" table:style-name="ce2">
            <text:p>259.9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9.9" table:style-name="ce2">
            <text:p>199.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50" table:style-name="ce2">
            <text:p>1150</text:p>
          </table:table-cell>
          <table:table-cell office:value-type="string" table:style-name="ce2">
            <text:p>TRINITY CONTROL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9.69000000000005" table:style-name="ce2">
            <text:p>579.69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8.57" table:style-name="ce2">
            <text:p>668.57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1.6" table:style-name="ce2">
            <text:p>151.6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0.97" table:style-name="ce2">
            <text:p>540.9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3.97" table:style-name="ce2">
            <text:p>593.9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1.31" table:style-name="ce2">
            <text:p>281.3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9.6400000000001" table:style-name="ce2">
            <text:p>1059.64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66" table:style-name="ce2">
            <text:p>81.66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16.5" table:style-name="ce2">
            <text:p>916.5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2.77" table:style-name="ce2">
            <text:p>1212.77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9" table:style-name="ce2">
            <text:p>769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.1" table:style-name="ce2">
            <text:p>136.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91.87" table:style-name="ce2">
            <text:p>891.8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TRINITY CONTROL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6.5" table:style-name="ce2">
            <text:p>106.5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2.7" table:style-name="ce2">
            <text:p>222.7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0.15" table:style-name="ce2">
            <text:p>140.1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0.75" table:style-name="ce2">
            <text:p>240.75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8.2" table:style-name="ce2">
            <text:p>268.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82.12" table:style-name="ce2">
            <text:p>882.12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9.42" table:style-name="ce2">
            <text:p>119.4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1.06" table:style-name="ce2">
            <text:p>151.0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8.8" table:style-name="ce2">
            <text:p>258.8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5.6" table:style-name="ce2">
            <text:p>705.6</text:p>
          </table:table-cell>
          <table:table-cell office:value-type="string" table:style-name="ce2">
            <text:p>MERRIDAL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3.38" table:style-name="ce2">
            <text:p>373.3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1.42" table:style-name="ce2">
            <text:p>501.42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9.39999999999998" table:style-name="ce2">
            <text:p>259.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1.52" table:style-name="ce2">
            <text:p>251.5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26.8" table:style-name="ce2">
            <text:p>3326.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.7" table:style-name="ce2">
            <text:p>110.7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string" table:style-name="ce2">
            <text:p>PALCON ENERGY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ALCON ENERGY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8.9" table:style-name="ce2">
            <text:p>128.9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.5" table:style-name="ce2">
            <text:p>55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2.35" table:style-name="ce2">
            <text:p>192.35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42" table:style-name="ce2">
            <text:p>51.42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2">
            <text:p>CHUBB LOCKS CUSTODI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32" table:style-name="ce2">
            <text:p>4932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50" table:style-name="ce2">
            <text:p>14250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47.76" table:style-name="ce2">
            <text:p>6847.76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25" table:style-name="ce2">
            <text:p>4725</text:p>
          </table:table-cell>
          <table:table-cell office:value-type="string" table:style-name="ce2">
            <text:p>KESTREL GUARD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6.2" table:style-name="ce2">
            <text:p>106.2</text:p>
          </table:table-cell>
          <table:table-cell office:value-type="string" table:style-name="ce2">
            <text:p>KESTREL GUARD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85" table:style-name="ce2">
            <text:p>1485</text:p>
          </table:table-cell>
          <table:table-cell office:value-type="string" table:style-name="ce2">
            <text:p>KESTREL GUARD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75" table:style-name="ce2">
            <text:p>3975</text:p>
          </table:table-cell>
          <table:table-cell office:value-type="string" table:style-name="ce2">
            <text:p>KESTREL GUARD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85" table:style-name="ce2">
            <text:p>5885</text:p>
          </table:table-cell>
          <table:table-cell office:value-type="string" table:style-name="ce2">
            <text:p>KESTREL GUARD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62.16" table:style-name="ce2">
            <text:p>162.1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.56" table:style-name="ce2">
            <text:p>184.5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5.27999999999997" table:style-name="ce2">
            <text:p>275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ELFORD ENVIRONMENT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.16" table:style-name="ce2">
            <text:p>162.1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7.06" table:style-name="ce2">
            <text:p>507.0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8.9" table:style-name="ce2">
            <text:p>438.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939.16" table:style-name="ce2">
            <text:p>85939.16</text:p>
          </table:table-cell>
          <table:table-cell office:value-type="string" table:style-name="ce2">
            <text:p>E W BEARD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625.289999999994" table:style-name="ce2">
            <text:p>80625.29</text:p>
          </table:table-cell>
          <table:table-cell office:value-type="string" table:style-name="ce2">
            <text:p>E W BEARD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73" table:style-name="ce2">
            <text:p>1473</text:p>
          </table:table-cell>
          <table:table-cell office:value-type="string" table:style-name="ce2">
            <text:p>STRUCTURAL &amp; BUILDING DESIGN CONSULTANT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3.94" table:style-name="ce2">
            <text:p>313.9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SSA ABLOY GLOBAL SOLUTIONS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8.57" table:style-name="ce2">
            <text:p>668.57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1.61" table:style-name="ce2">
            <text:p>261.6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SSA ABLOY GLOBAL SOLUTIONS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5.88" table:style-name="ce2">
            <text:p>525.8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9.21" table:style-name="ce2">
            <text:p>1909.2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09.71" table:style-name="ce2">
            <text:p>4309.71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9.24" table:style-name="ce2">
            <text:p>129.24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28.2800000000002" table:style-name="ce2">
            <text:p>2328.28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14.35" table:style-name="ce2">
            <text:p>3614.35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6.29999999999995" table:style-name="ce2">
            <text:p>646.3</text:p>
          </table:table-cell>
          <table:table-cell office:value-type="string" table:style-name="ce2">
            <text:p>IMSERV EUROP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44.82" table:style-name="ce2">
            <text:p>5444.82</text:p>
          </table:table-cell>
          <table:table-cell office:value-type="string" table:style-name="ce2">
            <text:p>IMSERV EUROP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08.7" table:style-name="ce2">
            <text:p>1208.7</text:p>
          </table:table-cell>
          <table:table-cell office:value-type="string" table:style-name="ce2">
            <text:p>IMSERV EUROP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6.31" table:style-name="ce2">
            <text:p>226.31</text:p>
          </table:table-cell>
          <table:table-cell office:value-type="string" table:style-name="ce2">
            <text:p>IMSERV EUROP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MSERV EUROP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53.01" table:style-name="ce2">
            <text:p>1753.01</text:p>
          </table:table-cell>
          <table:table-cell office:value-type="string" table:style-name="ce2">
            <text:p>IMSERV EUROP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ML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4" table:style-name="ce2">
            <text:p>68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.01" table:style-name="ce2">
            <text:p>40.0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7" table:style-name="ce2">
            <text:p>84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6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.5" table:style-name="ce2">
            <text:p>137.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8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6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8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8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RINITY CONTROL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8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7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8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3.08000000000004" table:style-name="ce2">
            <text:p>573.08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8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800" table:style-name="ce2">
            <text:p>8800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00" table:style-name="ce2">
            <text:p>4500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7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11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08.83" table:style-name="ce2">
            <text:p>808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0.49" table:style-name="ce2">
            <text:p>270.4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DA SURVEY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8.92" table:style-name="ce2">
            <text:p>418.92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string" table:style-name="ce2">
            <text:p>THAMES VALLEY MAINTENANCE (OXFORD) LIMI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050" table:style-name="ce2">
            <text:p>105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5" table:style-name="ce2">
            <text:p>825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00" table:style-name="ce2">
            <text:p>12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8.5" table:style-name="ce2">
            <text:p>258.5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79" table:style-name="ce2">
            <text:p>36.79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84.52" table:style-name="ce2">
            <text:p>184.52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8.77" table:style-name="ce2">
            <text:p>688.7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AMBERT SMITH HAMPT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string" table:style-name="ce2">
            <text:p>NICK ROBIN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0" table:style-name="ce2">
            <text:p>1360</text:p>
          </table:table-cell>
          <table:table-cell office:value-type="string" table:style-name="ce2">
            <text:p>NICK ROBIN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2">
            <text:p>NICK ROBIN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2">
            <text:p>NICK ROBIN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ICHARD BYRNE PROPERTY MAINTENANC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85" table:style-name="ce2">
            <text:p>1885</text:p>
          </table:table-cell>
          <table:table-cell office:value-type="string" table:style-name="ce2">
            <text:p>NICK ROBIN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85" table:style-name="ce2">
            <text:p>1685</text:p>
          </table:table-cell>
          <table:table-cell office:value-type="string" table:style-name="ce2">
            <text:p>NICK ROBIN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9.66" table:style-name="ce2">
            <text:p>119.66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.02" table:style-name="ce2">
            <text:p>121.02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LOR GA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7.62" table:style-name="ce2">
            <text:p>217.62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9.22999999999999" table:style-name="ce2">
            <text:p>139.23</text:p>
          </table:table-cell>
          <table:table-cell office:value-type="string" table:style-name="ce2">
            <text:p>DYCE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22" table:style-name="ce2">
            <text:p>4.22</text:p>
          </table:table-cell>
          <table:table-cell office:value-type="string" table:style-name="ce2">
            <text:p>DYCE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9.22999999999999" table:style-name="ce2">
            <text:p>139.23</text:p>
          </table:table-cell>
          <table:table-cell office:value-type="string" table:style-name="ce2">
            <text:p>DYCE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50.47" table:style-name="ce2">
            <text:p>4550.47</text:p>
          </table:table-cell>
          <table:table-cell office:value-type="string" table:style-name="ce2">
            <text:p>SCOTTISH POW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8.54" table:style-name="ce2">
            <text:p>118.54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.5" table:style-name="ce2">
            <text:p>76.5</text:p>
          </table:table-cell>
          <table:table-cell office:value-type="string" table:style-name="ce2">
            <text:p>BRITISH GAS TRAD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REGENCY REAL ESTAT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47.09" table:style-name="ce2">
            <text:p>8147.09</text:p>
          </table:table-cell>
          <table:table-cell office:value-type="string" table:style-name="ce2">
            <text:p>BROOK GREEN SUPPL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3.35" table:style-name="ce2">
            <text:p>453.35</text:p>
          </table:table-cell>
          <table:table-cell office:value-type="string" table:style-name="ce2">
            <text:p>BROOK GREEN SUPPL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64.49" table:style-name="ce2">
            <text:p>864.49</text:p>
          </table:table-cell>
          <table:table-cell office:value-type="string" table:style-name="ce2">
            <text:p>BROOK GREEN SUPPL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19" table:style-name="ce2">
            <text:p>78.19</text:p>
          </table:table-cell>
          <table:table-cell office:value-type="string" table:style-name="ce2">
            <text:p>SOUTHE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2">
            <text:p>SOUTHE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61.24" table:style-name="ce2">
            <text:p>1561.24</text:p>
          </table:table-cell>
          <table:table-cell office:value-type="string" table:style-name="ce2">
            <text:p>SOUTHE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71" table:style-name="ce2">
            <text:p>28.71</text:p>
          </table:table-cell>
          <table:table-cell office:value-type="string" table:style-name="ce2">
            <text:p>SOUTHE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.989999999999995" table:style-name="ce2">
            <text:p>65.99</text:p>
          </table:table-cell>
          <table:table-cell office:value-type="string" table:style-name="ce2">
            <text:p>SOUTHE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138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ALAN HADLEY T/A CLEMBI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8.89999999999998" table:style-name="ce2">
            <text:p>288.9</text:p>
          </table:table-cell>
          <table:table-cell office:value-type="string" table:style-name="ce2">
            <text:p>SUEZ RECYCLING AND RECOVER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6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.19" table:style-name="ce2">
            <text:p>70.19</text:p>
          </table:table-cell>
          <table:table-cell office:value-type="string" table:style-name="ce2">
            <text:p>MAINTENANCE ASSOCIATED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15.5" table:style-name="ce2">
            <text:p>1815.5</text:p>
          </table:table-cell>
          <table:table-cell office:value-type="string" table:style-name="ce2">
            <text:p>MAINTENANCE ASSOCIATED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INTENANCE ASSOCIATED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.2" table:style-name="ce2">
            <text:p>61.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4.3" table:style-name="ce2">
            <text:p>1454.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77" table:style-name="ce2">
            <text:p>8.7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26" table:style-name="ce2">
            <text:p>34.2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48" table:style-name="ce2">
            <text:p>24.4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0.22000000000003" table:style-name="ce2">
            <text:p>290.2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27" table:style-name="ce2">
            <text:p>26.2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8.29" table:style-name="ce2">
            <text:p>228.2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4.54" table:style-name="ce2">
            <text:p>204.5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95" table:style-name="ce2">
            <text:p>75.9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9" table:style-name="ce2">
            <text:p>9.9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75" table:style-name="ce2">
            <text:p>48.75</text:p>
          </table:table-cell>
          <table:table-cell office:value-type="string" table:style-name="ce2">
            <text:p>ANGLIAN WAT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36" table:style-name="ce2">
            <text:p>52.36</text:p>
          </table:table-cell>
          <table:table-cell office:value-type="string" table:style-name="ce2">
            <text:p>ANGLIAN WAT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6.9" table:style-name="ce2">
            <text:p>756.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93.23" table:style-name="ce2">
            <text:p>1093.2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24" table:style-name="ce2">
            <text:p>12.2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.54" table:style-name="ce2">
            <text:p>27.5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1.26" table:style-name="ce2">
            <text:p>111.2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.319999999999993" table:style-name="ce2">
            <text:p>69.3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65" table:style-name="ce2">
            <text:p>48.65</text:p>
          </table:table-cell>
          <table:table-cell office:value-type="string" table:style-name="ce2">
            <text:p>SES BUSINESS WATER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.42" table:style-name="ce2">
            <text:p>21.4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4.62" table:style-name="ce2">
            <text:p>704.6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8.39" table:style-name="ce2">
            <text:p>628.3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35" table:style-name="ce2">
            <text:p>23.3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3.35" table:style-name="ce2">
            <text:p>143.3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7.32" table:style-name="ce2">
            <text:p>267.3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69.1999999999998" table:style-name="ce2">
            <text:p>2269.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2.41" table:style-name="ce2">
            <text:p>192.4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75.98" table:style-name="ce2">
            <text:p>1475.9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42.65" table:style-name="ce2">
            <text:p>2842.6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49" table:style-name="ce2">
            <text:p>25.4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2" table:style-name="ce2">
            <text:p>2.9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57" table:style-name="ce2">
            <text:p>22.5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42" table:style-name="ce2">
            <text:p>21.4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5.24" table:style-name="ce2">
            <text:p>365.2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1.8" table:style-name="ce2">
            <text:p>291.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6.53" table:style-name="ce2">
            <text:p>126.5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24" table:style-name="ce2">
            <text:p>12.2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4.41" table:style-name="ce2">
            <text:p>504.4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9.73" table:style-name="ce2">
            <text:p>299.7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7.97999999999999" table:style-name="ce2">
            <text:p>147.9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3.28" table:style-name="ce2">
            <text:p>163.2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9.9" table:style-name="ce2">
            <text:p>709.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4.12" table:style-name="ce2">
            <text:p>194.1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.7200000000000006" table:style-name="ce2">
            <text:p>8.7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8.59" table:style-name="ce2">
            <text:p>98.5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.46" table:style-name="ce2">
            <text:p>50.4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.51" table:style-name="ce2">
            <text:p>33.5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.16999999999999" table:style-name="ce2">
            <text:p>162.1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81.97" table:style-name="ce2">
            <text:p>1181.9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94" table:style-name="ce2">
            <text:p>75.9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62" table:style-name="ce2">
            <text:p>24.6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19" table:style-name="ce2">
            <text:p>74.19</text:p>
          </table:table-cell>
          <table:table-cell office:value-type="string" table:style-name="ce2">
            <text:p>BUSINESS-STREAM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10.76" table:style-name="ce2">
            <text:p>310.76</text:p>
          </table:table-cell>
          <table:table-cell office:value-type="string" table:style-name="ce2">
            <text:p>BUSINESS-STREAM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.11" table:style-name="ce2">
            <text:p>49.11</text:p>
          </table:table-cell>
          <table:table-cell office:value-type="string" table:style-name="ce2">
            <text:p>ANCALA WATER SYSTEMS (DEFENCE)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.880000000000003" table:style-name="ce2">
            <text:p>40.8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8392.7" table:style-name="ce2">
            <text:p>108392.7</text:p>
          </table:table-cell>
          <table:table-cell office:value-type="string" table:style-name="ce2">
            <text:p>ABINGD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146.64" table:style-name="ce2">
            <text:p>65146.64</text:p>
          </table:table-cell>
          <table:table-cell office:value-type="string" table:style-name="ce2">
            <text:p>ABINGD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0.28" table:style-name="ce2">
            <text:p>60.28</text:p>
          </table:table-cell>
          <table:table-cell office:value-type="string" table:style-name="ce2">
            <text:p>NEXGEN FACILITIES SERVIC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92.72" table:style-name="ce2">
            <text:p>7492.72</text:p>
          </table:table-cell>
          <table:table-cell office:value-type="string" table:style-name="ce2">
            <text:p>REGENCY REAL ESTAT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99.2" table:style-name="ce2">
            <text:p>1999.2</text:p>
          </table:table-cell>
          <table:table-cell office:value-type="string" table:style-name="ce2">
            <text:p>RICHARD BYRNE PROPERTY MAINTENANC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ROFILE SECUIRTY SERVIC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64.5" table:style-name="ce2">
            <text:p>164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2.5" table:style-name="ce2">
            <text:p>192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49" table:style-name="ce2">
            <text:p>12.49</text:p>
          </table:table-cell>
          <table:table-cell office:value-type="string" table:style-name="ce2">
            <text:p>PATROL STOR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83" table:style-name="ce2">
            <text:p>5.83</text:p>
          </table:table-cell>
          <table:table-cell office:value-type="string" table:style-name="ce2">
            <text:p>PATROL STOR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.5" table:style-name="ce2">
            <text:p>37.5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58" table:style-name="ce2">
            <text:p>7.5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7" table:style-name="ce2">
            <text:p>4.1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6.83999999999997" table:style-name="ce2">
            <text:p>276.84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6.05" table:style-name="ce2">
            <text:p>236.05</text:p>
          </table:table-cell>
          <table:table-cell office:value-type="string" table:style-name="ce2">
            <text:p>REYNOLDS BLIND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ID MANAGEMENT SYSTEM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99" table:style-name="ce2">
            <text:p>14.9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58" table:style-name="ce2">
            <text:p>14.5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900000000000004" table:style-name="ce2">
            <text:p>4.1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.83" table:style-name="ce2">
            <text:p>45.8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33" table:style-name="ce2">
            <text:p>8.3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49" table:style-name="ce2">
            <text:p>12.4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2">
            <text:p>CONDAI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48" table:style-name="ce2">
            <text:p>3648</text:p>
          </table:table-cell>
          <table:table-cell office:value-type="string" table:style-name="ce2">
            <text:p>CONDAI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3" table:style-name="ce2">
            <text:p>1.3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.489999999999998" table:style-name="ce2">
            <text:p>17.49</text:p>
          </table:table-cell>
          <table:table-cell office:value-type="string" table:style-name="ce2">
            <text:p>CURRY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3.22" table:style-name="ce2">
            <text:p>53.2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.99" table:style-name="ce2">
            <text:p>15.99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.63" table:style-name="ce2">
            <text:p>3.63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.5" table:style-name="ce2">
            <text:p>14.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.78" table:style-name="ce2">
            <text:p>53.78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95" table:style-name="ce2">
            <text:p>6.9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95" table:style-name="ce2">
            <text:p>6.9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.400000000000006" table:style-name="ce2">
            <text:p>69.4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5" table:style-name="ce2">
            <text:p>36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1.5" table:style-name="ce2">
            <text:p>221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80" table:style-name="ce2">
            <text:p>3580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7.6" table:style-name="ce2">
            <text:p>197.6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.400000000000006" table:style-name="ce2">
            <text:p>69.4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33" table:style-name="ce2">
            <text:p>6.3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99" table:style-name="ce2">
            <text:p>7.9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3499999999999996" table:style-name="ce2">
            <text:p>4.35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3" table:style-name="ce2">
            <text:p>5.5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25" table:style-name="ce2">
            <text:p>8.25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7.37" table:style-name="ce2">
            <text:p>47.37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0.25" table:style-name="ce2">
            <text:p>220.25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25" table:style-name="ce2">
            <text:p>8.25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6.6" table:style-name="ce2">
            <text:p>156.6</text:p>
          </table:table-cell>
          <table:table-cell office:value-type="string" table:style-name="ce2">
            <text:p>POSTURITE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.25" table:style-name="ce2">
            <text:p>2.25</text:p>
          </table:table-cell>
          <table:table-cell office:value-type="string" table:style-name="ce2">
            <text:p>CROSSBOW EDUC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MEDIA &amp; COMMUNICATIONS T/A BEST4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MEDIA &amp; COMMUNICATIONS T/A BEST4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3.63" table:style-name="ce2">
            <text:p>123.63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.49" table:style-name="ce2">
            <text:p>37.4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6.96" table:style-name="ce2">
            <text:p>246.96</text:p>
          </table:table-cell>
          <table:table-cell office:value-type="string" table:style-name="ce2">
            <text:p>WIRELESS INFRASTRUCTURE COMPANY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2">
            <text:p>WIRELESS INFRASTRUCTURE COMPANY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TRACKAPH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TRACKAPH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0499999999999998" table:style-name="ce2">
            <text:p>2.0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.99" table:style-name="ce2">
            <text:p>15.99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.0499999999999998" table:style-name="ce2">
            <text:p>2.0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.99" table:style-name="ce2">
            <text:p>15.99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37" table:style-name="ce2">
            <text:p>68.37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6" table:style-name="ce2">
            <text:p>3.6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35" table:style-name="ce2">
            <text:p>154.35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72" table:style-name="ce2">
            <text:p>6.72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.47" table:style-name="ce2">
            <text:p>12.47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37" table:style-name="ce2">
            <text:p>68.37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16" table:style-name="ce2">
            <text:p>24.16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7" table:style-name="ce2">
            <text:p>4.1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.33" table:style-name="ce2">
            <text:p>8.33</text:p>
          </table:table-cell>
          <table:table-cell office:value-type="string" table:style-name="ce2">
            <text:p>COMMUNICATE AND CONTRO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.5" table:style-name="ce2">
            <text:p>11.5</text:p>
          </table:table-cell>
          <table:table-cell office:value-type="string" table:style-name="ce2">
            <text:p>COMMUNICATE AND CONTRO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BERKSHIRE CYCLE CO (WOODLEY STORE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BERKSHIRE CYCLE CO (WOODLEY STORE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75" table:style-name="ce2">
            <text:p>20.75</text:p>
          </table:table-cell>
          <table:table-cell office:value-type="string" table:style-name="ce2">
            <text:p>BERKSHIRE CYCLE CO (WOODLEY STORE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BERKSHIRE CYCLE CO (WOODLEY STORE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4.16" table:style-name="ce2">
            <text:p>74.16</text:p>
          </table:table-cell>
          <table:table-cell office:value-type="string" table:style-name="ce2">
            <text:p>BERKSHIRE CYCLE CO (WOODLEY STORE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.34" table:style-name="ce2">
            <text:p>48.34</text:p>
          </table:table-cell>
          <table:table-cell office:value-type="string" table:style-name="ce2">
            <text:p>BERKSHIRE CYCLE CO (WOODLEY STORE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5.010000000000005" table:style-name="ce2">
            <text:p>65.01</text:p>
          </table:table-cell>
          <table:table-cell office:value-type="string" table:style-name="ce2">
            <text:p>BERKSHIRE CYCLE CO (WOODLEY STORE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.3" table:style-name="ce2">
            <text:p>14.3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95" table:style-name="ce2">
            <text:p>10.9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MCAVOY MODULAR RENTA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63" table:style-name="ce2">
            <text:p>30.63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3.02" table:style-name="ce2">
            <text:p>63.02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.64" table:style-name="ce2">
            <text:p>73.64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08" table:style-name="ce2">
            <text:p>12.0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7" table:style-name="ce2">
            <text:p>4.1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41" table:style-name="ce2">
            <text:p>5.41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9.99" table:style-name="ce2">
            <text:p>149.9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66" table:style-name="ce2">
            <text:p>6.66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0" table:style-name="ce2">
            <text:p>1900</text:p>
          </table:table-cell>
          <table:table-cell office:value-type="string" table:style-name="ce2">
            <text:p>BUDDI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4.98" table:style-name="ce2">
            <text:p>54.98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96.66000000000003" table:style-name="ce2">
            <text:p>296.66</text:p>
          </table:table-cell>
          <table:table-cell office:value-type="string" table:style-name="ce2">
            <text:p>SCAN COMPUTERS INTERNATIONA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58" table:style-name="ce2">
            <text:p>9.58</text:p>
          </table:table-cell>
          <table:table-cell office:value-type="string" table:style-name="ce2">
            <text:p>SCAN COMPUTERS INTERNATIONA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.48" table:style-name="ce2">
            <text:p>1.48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67" table:style-name="ce2">
            <text:p>91.67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5" table:style-name="ce2">
            <text:p>29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.649999999999999" table:style-name="ce2">
            <text:p>16.6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67" table:style-name="ce2">
            <text:p>91.67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5" table:style-name="ce2">
            <text:p>29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1" table:style-name="ce2">
            <text:p>8.1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18" table:style-name="ce2">
            <text:p>1.18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.649999999999999" table:style-name="ce2">
            <text:p>16.6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6" table:style-name="ce2">
            <text:p>6.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8" table:style-name="ce2">
            <text:p>12.8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67" table:style-name="ce2">
            <text:p>91.67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2" table:style-name="ce2">
            <text:p>1.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25" table:style-name="ce2">
            <text:p>5.2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0399999999999991" table:style-name="ce2">
            <text:p>9.04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1" table:style-name="ce2">
            <text:p>8.1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81" table:style-name="ce2">
            <text:p>3.81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8" table:style-name="ce2">
            <text:p>12.8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2.03" table:style-name="ce2">
            <text:p>82.0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12" table:style-name="ce2">
            <text:p>17.1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26" table:style-name="ce2">
            <text:p>4.2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1100000000000003" table:style-name="ce2">
            <text:p>5.11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5" table:style-name="ce2">
            <text:p>8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8" table:style-name="ce2">
            <text:p>2.8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2" table:style-name="ce2">
            <text:p>0.1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.53" table:style-name="ce2">
            <text:p>36.5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62" table:style-name="ce2">
            <text:p>4.6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81" table:style-name="ce2">
            <text:p>3.81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2" table:style-name="ce2">
            <text:p>0.1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2.03" table:style-name="ce2">
            <text:p>82.0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81" table:style-name="ce2">
            <text:p>3.81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.53" table:style-name="ce2">
            <text:p>36.5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16" table:style-name="ce2">
            <text:p>7.1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81" table:style-name="ce2">
            <text:p>3.81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16" table:style-name="ce2">
            <text:p>7.1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.63" table:style-name="ce2">
            <text:p>18.63</text:p>
          </table:table-cell>
          <table:table-cell office:value-type="string" table:style-name="ce2">
            <text:p>WIGHTMAN &amp; PARRISH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.6" table:style-name="ce2">
            <text:p>35.6</text:p>
          </table:table-cell>
          <table:table-cell office:value-type="string" table:style-name="ce2">
            <text:p>WIGHTMAN &amp; PARRISH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7.3" table:style-name="ce2">
            <text:p>1077.3</text:p>
          </table:table-cell>
          <table:table-cell office:value-type="string" table:style-name="ce2">
            <text:p>FISHER SCIENTIFIC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68" table:style-name="ce2">
            <text:p>11.68</text:p>
          </table:table-cell>
          <table:table-cell office:value-type="string" table:style-name="ce2">
            <text:p>FISHER SCIENTIFIC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.09" table:style-name="ce2">
            <text:p>50.09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.19" table:style-name="ce2">
            <text:p>39.1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8" table:style-name="ce2">
            <text:p>3.8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63" table:style-name="ce2">
            <text:p>17.6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49" table:style-name="ce2">
            <text:p>14.4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1.6" table:style-name="ce2">
            <text:p>391.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.98" table:style-name="ce2">
            <text:p>18.98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3499999999999996" table:style-name="ce2">
            <text:p>4.3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ACOTA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0.54" table:style-name="ce2">
            <text:p>380.54</text:p>
          </table:table-cell>
          <table:table-cell office:value-type="string" table:style-name="ce2">
            <text:p>ACOTA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9.06" table:style-name="ce2">
            <text:p>109.0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8.8" table:style-name="ce2">
            <text:p>78.8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5" table:style-name="ce2">
            <text:p>0.1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13" table:style-name="ce2">
            <text:p>24.13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47.02" table:style-name="ce2">
            <text:p>1047.02</text:p>
          </table:table-cell>
          <table:table-cell office:value-type="string" table:style-name="ce2">
            <text:p>MASTERCHARG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NEOPOST LTD T/A QUADIENT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1ST CONTAINERS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33" table:style-name="ce2">
            <text:p>8.33</text:p>
          </table:table-cell>
          <table:table-cell office:value-type="string" table:style-name="ce2">
            <text:p>COMMUNICATE AND CONTRO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.5" table:style-name="ce2">
            <text:p>11.5</text:p>
          </table:table-cell>
          <table:table-cell office:value-type="string" table:style-name="ce2">
            <text:p>COMMUNICATE AND CONTRO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750" table:style-name="ce2">
            <text:p>6750</text:p>
          </table:table-cell>
          <table:table-cell office:value-type="string" table:style-name="ce2">
            <text:p>RAPISCAN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GM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.95" table:style-name="ce2">
            <text:p>18.95</text:p>
          </table:table-cell>
          <table:table-cell office:value-type="string" table:style-name="ce2">
            <text:p>GM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6.68" table:style-name="ce2">
            <text:p>216.68</text:p>
          </table:table-cell>
          <table:table-cell office:value-type="string" table:style-name="ce2">
            <text:p>PORTAKABI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PORTAKABI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PORTAKABI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4.49" table:style-name="ce2">
            <text:p>204.49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36.5" table:style-name="ce2">
            <text:p>3336.5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5" table:style-name="ce2">
            <text:p>1.5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0.5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17.16999999999996" table:style-name="ce2">
            <text:p>517.17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0.04" table:style-name="ce2">
            <text:p>1140.04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ALAN HADLEY T/A CLEMBI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3.89" table:style-name="ce2">
            <text:p>83.89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3.7" table:style-name="ce2">
            <text:p>93.7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8.65" table:style-name="ce2">
            <text:p>38.65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13" table:style-name="ce2">
            <text:p>4.13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63" table:style-name="ce2">
            <text:p>0.63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13" table:style-name="ce2">
            <text:p>29.1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3.33" table:style-name="ce2">
            <text:p>333.3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3" table:style-name="ce2">
            <text:p>3.3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75" table:style-name="ce2">
            <text:p>23.75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SKYGUARD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14.2" table:style-name="ce2">
            <text:p>214.2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1.98" table:style-name="ce2">
            <text:p>291.98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0.74" table:style-name="ce2">
            <text:p>330.74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1.98" table:style-name="ce2">
            <text:p>291.98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.94" table:style-name="ce2">
            <text:p>136.94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4.2" table:style-name="ce2">
            <text:p>214.2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SPECIALIST ACCESS &amp; RESCUE PRODUCT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73" table:style-name="ce2">
            <text:p>7.73</text:p>
          </table:table-cell>
          <table:table-cell office:value-type="string" table:style-name="ce2">
            <text:p>SPECIALIST ACCESS &amp; RESCUE PRODUCT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8.91" table:style-name="ce2">
            <text:p>58.91</text:p>
          </table:table-cell>
          <table:table-cell office:value-type="string" table:style-name="ce2">
            <text:p>SPECIALIST ACCESS &amp; RESCUE PRODUCT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02" table:style-name="ce2">
            <text:p>12.02</text:p>
          </table:table-cell>
          <table:table-cell office:value-type="string" table:style-name="ce2">
            <text:p>SPECIALIST ACCESS &amp; RESCUE PRODUCT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02" table:style-name="ce2">
            <text:p>0.02</text:p>
          </table:table-cell>
          <table:table-cell office:value-type="string" table:style-name="ce2">
            <text:p>SPECIALIST ACCESS &amp; RESCUE PRODUCT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REXE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.5" table:style-name="ce2">
            <text:p>3.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34" table:style-name="ce2">
            <text:p>7.34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.86" table:style-name="ce2">
            <text:p>3.86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.75" table:style-name="ce2">
            <text:p>17.7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95" table:style-name="ce2">
            <text:p>42.9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5" table:style-name="ce2">
            <text:p>4.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75" table:style-name="ce2">
            <text:p>13.7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.05" table:style-name="ce2">
            <text:p>3.0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89" table:style-name="ce2">
            <text:p>5.89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2" table:style-name="ce2">
            <text:p>6.2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5" table:style-name="ce2">
            <text:p>4.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75" table:style-name="ce2">
            <text:p>1.7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37" table:style-name="ce2">
            <text:p>1.37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.75" table:style-name="ce2">
            <text:p>17.7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2" table:style-name="ce2">
            <text:p>6.2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49" table:style-name="ce2">
            <text:p>12.49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89" table:style-name="ce2">
            <text:p>5.89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55" table:style-name="ce2">
            <text:p>1.5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89" table:style-name="ce2">
            <text:p>5.89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37" table:style-name="ce2">
            <text:p>68.37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9.93" table:style-name="ce2">
            <text:p>259.93</text:p>
          </table:table-cell>
          <table:table-cell office:value-type="string" table:style-name="ce2">
            <text:p>NIGHTSEARCHER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9" table:style-name="ce2">
            <text:p>1429</text:p>
          </table:table-cell>
          <table:table-cell office:value-type="string" table:style-name="ce2">
            <text:p>TOOLMAST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2">
            <text:p>TOOLMAST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2">
            <text:p>TOOLMAST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9.170000000000002" table:style-name="ce2">
            <text:p>19.17</text:p>
          </table:table-cell>
          <table:table-cell office:value-type="string" table:style-name="ce2">
            <text:p>CRAMART LTD T/A BENTLEY FOODSERVIC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65.66" table:style-name="ce2">
            <text:p>4965.66</text:p>
          </table:table-cell>
          <table:table-cell office:value-type="string" table:style-name="ce2">
            <text:p>CUBIC TRANSPORTATION SYSTEMS (ITMS)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19" table:style-name="ce2">
            <text:p>719</text:p>
          </table:table-cell>
          <table:table-cell office:value-type="string" table:style-name="ce2">
            <text:p>LASER TECH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69" table:style-name="ce2">
            <text:p>369</text:p>
          </table:table-cell>
          <table:table-cell office:value-type="string" table:style-name="ce2">
            <text:p>LASER TECH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LASER TECH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string" table:style-name="ce2">
            <text:p>LASER TECH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BUDGET SHIPPING CONTAINERS.CO.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95" table:style-name="ce2">
            <text:p>19.95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6.73" table:style-name="ce2">
            <text:p>476.73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C L DISTRIBU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 L DISTRIBU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6" table:style-name="ce2">
            <text:p>15.6</text:p>
          </table:table-cell>
          <table:table-cell office:value-type="string" table:style-name="ce2">
            <text:p>C L DISTRIBU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C L DISTRIBU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C L DISTRIBU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9.5" table:style-name="ce2">
            <text:p>459.5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40" table:style-name="ce2">
            <text:p>1740</text:p>
          </table:table-cell>
          <table:table-cell office:value-type="string" table:style-name="ce2">
            <text:p>TSI INSTRUMEN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SI INSTRUMEN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95" table:style-name="ce2">
            <text:p>7595</text:p>
          </table:table-cell>
          <table:table-cell office:value-type="string" table:style-name="ce2">
            <text:p>TSI INSTRUMEN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2">
            <text:p>D &amp; P LUXURY TOILE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D &amp; P LUXURY TOILE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COTSWOLD VEHICLE RECOVE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.5" table:style-name="ce2">
            <text:p>37.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03.08" table:style-name="ce2">
            <text:p>203.08</text:p>
          </table:table-cell>
          <table:table-cell office:value-type="string" table:style-name="ce2">
            <text:p>PDU ONLIN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PDU ONLIN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82" table:style-name="ce2">
            <text:p>782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50" table:style-name="ce2">
            <text:p>1450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2">
            <text:p>CCS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25" table:style-name="ce2">
            <text:p>4.2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.62" table:style-name="ce2">
            <text:p>23.6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.95" table:style-name="ce2">
            <text:p>15.9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750" table:style-name="ce2">
            <text:p>9750</text:p>
          </table:table-cell>
          <table:table-cell office:value-type="string" table:style-name="ce2">
            <text:p>SAFE VENTURES (UK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APELLA SOLUTION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PELLA SOLUTION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APELLA SOLUTION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CCS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CS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PALLET TRUCK WAREHOUS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PALLET TRUCK WAREHOUS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PALLET TRUCK WAREHOUS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50" table:style-name="ce2">
            <text:p>5950</text:p>
          </table:table-cell>
          <table:table-cell office:value-type="string" table:style-name="ce2">
            <text:p>PALLET TRUCK WAREHOUS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8.88" table:style-name="ce2">
            <text:p>388.88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1.78" table:style-name="ce2">
            <text:p>61.78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7.97" table:style-name="ce2">
            <text:p>57.97</text:p>
          </table:table-cell>
          <table:table-cell office:value-type="string" table:style-name="ce2">
            <text:p>BIGDU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400000000000006" table:style-name="ce2">
            <text:p>74.4</text:p>
          </table:table-cell>
          <table:table-cell office:value-type="string" table:style-name="ce2">
            <text:p>PRINTMAX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.049999999999997" table:style-name="ce2">
            <text:p>34.05</text:p>
          </table:table-cell>
          <table:table-cell office:value-type="string" table:style-name="ce2">
            <text:p>PRINTMAX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THE ENIGMA ENCODING CO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2">
            <text:p>THE ENIGMA ENCODING CO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THE ENIGMA ENCODING CO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2">
            <text:p>THE ENIGMA ENCODING CO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43" table:style-name="ce2">
            <text:p>2443</text:p>
          </table:table-cell>
          <table:table-cell office:value-type="string" table:style-name="ce2">
            <text:p>THE ENIGMA ENCODING CO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2">
            <text:p>CARIBEY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2">
            <text:p>CCS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24" table:style-name="ce2">
            <text:p>824</text:p>
          </table:table-cell>
          <table:table-cell office:value-type="string" table:style-name="ce2">
            <text:p>CCS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48.29" table:style-name="ce2">
            <text:p>3348.29</text:p>
          </table:table-cell>
          <table:table-cell office:value-type="string" table:style-name="ce2">
            <text:p>OVERCLOCKERS UK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.99" table:style-name="ce2">
            <text:p>21.99</text:p>
          </table:table-cell>
          <table:table-cell office:value-type="string" table:style-name="ce2">
            <text:p>INSIGHT DIRECT (UK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.8" table:style-name="ce2">
            <text:p>41.8</text:p>
          </table:table-cell>
          <table:table-cell office:value-type="string" table:style-name="ce2">
            <text:p>S G WORLD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95" table:style-name="ce2">
            <text:p>10.95</text:p>
          </table:table-cell>
          <table:table-cell office:value-type="string" table:style-name="ce2">
            <text:p>S G WORLD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.54" table:style-name="ce2">
            <text:p>117.54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1.75" table:style-name="ce2">
            <text:p>131.75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45" table:style-name="ce2">
            <text:p>345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2372" table:style-name="ce2">
            <text:p>102372</text:p>
          </table:table-cell>
          <table:table-cell office:value-type="string" table:style-name="ce2">
            <text:p>MDA INSTALLATION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87" table:style-name="ce2">
            <text:p>6187</text:p>
          </table:table-cell>
          <table:table-cell office:value-type="string" table:style-name="ce2">
            <text:p>QRO SOLUTION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THE ENIGMA ENCODING CO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56.32" table:style-name="ce2">
            <text:p>1356.32</text:p>
          </table:table-cell>
          <table:table-cell office:value-type="string" table:style-name="ce2">
            <text:p>PORTAKABI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HIREMECH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HIREMECH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35" table:style-name="ce2">
            <text:p>1035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5.6" table:style-name="ce2">
            <text:p>165.6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80" table:style-name="ce2">
            <text:p>5680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50" table:style-name="ce2">
            <text:p>2350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85" table:style-name="ce2">
            <text:p>1185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3.75" table:style-name="ce2">
            <text:p>273.75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80.5" table:style-name="ce2">
            <text:p>2080.5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90" table:style-name="ce2">
            <text:p>2990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2" table:style-name="ce2">
            <text:p>972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6.8" table:style-name="ce2">
            <text:p>496.8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26.5" table:style-name="ce2">
            <text:p>9526.5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25" table:style-name="ce2">
            <text:p>2025</text:p>
          </table:table-cell>
          <table:table-cell office:value-type="string" table:style-name="ce2">
            <text:p>SANDHURST MARQUE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2 COUSINS ACCES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2 COUSINS ACCES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2 COUSINS ACCES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2 COUSINS ACCES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2">
            <text:p>2 COUSINS ACCES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82.72" table:style-name="ce2">
            <text:p>1182.72</text:p>
          </table:table-cell>
          <table:table-cell office:value-type="string" table:style-name="ce2">
            <text:p>WERNICK HIRE LIMITED - BANBUR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ENT RIB CHARTE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SOLENT RIB CHARTE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SOLENT RIB CHARTE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SOUTHERN PLANT AND TOOL H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SOUTHERN PLANT AND TOOL H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SOUTHERN PLANT AND TOOL H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SOUTHERN PLANT AND TOOL H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82.95" table:style-name="ce2">
            <text:p>3682.95</text:p>
          </table:table-cell>
          <table:table-cell office:value-type="string" table:style-name="ce2">
            <text:p>PROFILE SECUIRTY SERVIC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7.5" table:style-name="ce2">
            <text:p>57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1ST CONTAINERS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1ST CONTAINERS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1ST CONTAINERS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18" table:style-name="ce2">
            <text:p>1.18</text:p>
          </table:table-cell>
          <table:table-cell office:value-type="string" table:style-name="ce2">
            <text:p>PACKAGING ON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string" table:style-name="ce2">
            <text:p>PACKAGING ON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6300000000000008" table:style-name="ce2">
            <text:p>8.6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36" table:style-name="ce2">
            <text:p>20.3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1100000000000001" table:style-name="ce2">
            <text:p>1.11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83" table:style-name="ce2">
            <text:p>0.8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89" table:style-name="ce2">
            <text:p>7.89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66" table:style-name="ce2">
            <text:p>1.6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13" table:style-name="ce2">
            <text:p>5.1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83" table:style-name="ce2">
            <text:p>0.8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62" table:style-name="ce2">
            <text:p>1.62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83" table:style-name="ce2">
            <text:p>4.8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35" table:style-name="ce2">
            <text:p>5.3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.5" table:style-name="ce2">
            <text:p>21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08" table:style-name="ce2">
            <text:p>24.08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.5" table:style-name="ce2">
            <text:p>21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62" table:style-name="ce2">
            <text:p>1.62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7.92" table:style-name="ce2">
            <text:p>97.92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95" table:style-name="ce2">
            <text:p>2.9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83" table:style-name="ce2">
            <text:p>0.8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52" table:style-name="ce2">
            <text:p>5.52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2" table:style-name="ce2">
            <text:p>1.2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95" table:style-name="ce2">
            <text:p>11.9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.5" table:style-name="ce2">
            <text:p>31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1100000000000001" table:style-name="ce2">
            <text:p>1.11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33" table:style-name="ce2">
            <text:p>30.3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83" table:style-name="ce2">
            <text:p>0.8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5.8" table:style-name="ce2">
            <text:p>85.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.680000000000007" table:style-name="ce2">
            <text:p>73.6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9499999999999993" table:style-name="ce2">
            <text:p>8.95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9.95" table:style-name="ce2">
            <text:p>199.95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1.56" table:style-name="ce2">
            <text:p>781.56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38" table:style-name="ce2">
            <text:p>20.38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1.5" table:style-name="ce2">
            <text:p>431.5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5.5" table:style-name="ce2">
            <text:p>435.5</text:p>
          </table:table-cell>
          <table:table-cell office:value-type="string" table:style-name="ce2">
            <text:p>T R BULLWORTH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MICHAEL LUPTON ASSOCIATE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099.9699999999993" table:style-name="ce2">
            <text:p>9099.97</text:p>
          </table:table-cell>
          <table:table-cell office:value-type="string" table:style-name="ce2">
            <text:p>PORTAKABI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95" table:style-name="ce2">
            <text:p>7.95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4" table:style-name="ce2">
            <text:p>6.4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600" table:style-name="ce2">
            <text:p>7600</text:p>
          </table:table-cell>
          <table:table-cell office:value-type="string" table:style-name="ce2">
            <text:p>BUDDI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5" table:style-name="ce2">
            <text:p>9.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07.03" table:style-name="ce2">
            <text:p>1107.03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CCS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string" table:style-name="ce2">
            <text:p>BIKE SAF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.24" table:style-name="ce2">
            <text:p>1.24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4.95" table:style-name="ce2">
            <text:p>54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5.95" table:style-name="ce2">
            <text:p>455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2.95" table:style-name="ce2">
            <text:p>232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9" table:style-name="ce2">
            <text:p>2.9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9" table:style-name="ce2">
            <text:p>8.9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5" table:style-name="ce2">
            <text:p>8.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85" table:style-name="ce2">
            <text:p>11.8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.85" table:style-name="ce2">
            <text:p>1.8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.99" table:style-name="ce2">
            <text:p>5.99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.85" table:style-name="ce2">
            <text:p>1.8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.35" table:style-name="ce2">
            <text:p>22.3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17" table:style-name="ce2">
            <text:p>11.17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85" table:style-name="ce2">
            <text:p>1.8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.6" table:style-name="ce2">
            <text:p>9.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.85" table:style-name="ce2">
            <text:p>1.8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.46" table:style-name="ce2">
            <text:p>2.4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5" table:style-name="ce2">
            <text:p>8.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.99" table:style-name="ce2">
            <text:p>5.99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.6" table:style-name="ce2">
            <text:p>9.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.26" table:style-name="ce2">
            <text:p>4.2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.05" table:style-name="ce2">
            <text:p>18.0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85" table:style-name="ce2">
            <text:p>1.8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6999999999999993" table:style-name="ce2">
            <text:p>8.7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.19" table:style-name="ce2">
            <text:p>6.19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4.45" table:style-name="ce2">
            <text:p>84.45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0.79" table:style-name="ce2">
            <text:p>0.79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4.45" table:style-name="ce2">
            <text:p>84.45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.79" table:style-name="ce2">
            <text:p>13.79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.3" table:style-name="ce2">
            <text:p>3.3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.6" table:style-name="ce2">
            <text:p>2.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0.24" table:style-name="ce2">
            <text:p>0.24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.2" table:style-name="ce2">
            <text:p>11.2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.21" table:style-name="ce2">
            <text:p>24.21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.2" table:style-name="ce2">
            <text:p>11.2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02" table:style-name="ce2">
            <text:p>8.02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9" table:style-name="ce2">
            <text:p>8.9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.35" table:style-name="ce2">
            <text:p>9.35</text:p>
          </table:table-cell>
          <table:table-cell office:value-type="string" table:style-name="ce2">
            <text:p>BLIZZARD PROTECTION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63" table:style-name="ce2">
            <text:p>6.63</text:p>
          </table:table-cell>
          <table:table-cell office:value-type="string" table:style-name="ce2">
            <text:p>BLIZZARD PROTECTION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5.8" table:style-name="ce2">
            <text:p>115.8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17" table:style-name="ce2">
            <text:p>11.17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5" table:style-name="ce2">
            <text:p>14.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84" table:style-name="ce2">
            <text:p>5.84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.92" table:style-name="ce2">
            <text:p>7.92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.25" table:style-name="ce2">
            <text:p>41.25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.67" table:style-name="ce2">
            <text:p>21.67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.92" table:style-name="ce2">
            <text:p>12.92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.67" table:style-name="ce2">
            <text:p>6.67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.92" table:style-name="ce2">
            <text:p>22.92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.67" table:style-name="ce2">
            <text:p>6.67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.66" table:style-name="ce2">
            <text:p>6.66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.33" table:style-name="ce2">
            <text:p>23.33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.09" table:style-name="ce2">
            <text:p>17.09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.02" table:style-name="ce2">
            <text:p>27.02</text:p>
          </table:table-cell>
          <table:table-cell office:value-type="string" table:style-name="ce2">
            <text:p>THE MAKEUP ARMOUR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37.1" table:style-name="ce2">
            <text:p>2037.1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00" table:style-name="ce2">
            <text:p>110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5400.57" table:style-name="ce2">
            <text:p>45400.5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.5" table:style-name="ce2">
            <text:p>37.5</text:p>
          </table:table-cell>
          <table:table-cell office:value-type="string" table:style-name="ce2">
            <text:p>EXETER HALL KIDLINGT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AQUAID (READING)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49" table:style-name="ce2">
            <text:p>8.49</text:p>
          </table:table-cell>
          <table:table-cell office:value-type="string" table:style-name="ce2">
            <text:p>AQUAID (READING)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25" table:style-name="ce2">
            <text:p>1.25</text:p>
          </table:table-cell>
          <table:table-cell office:value-type="string" table:style-name="ce2">
            <text:p>AQUAID (READING)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32.13" table:style-name="ce2">
            <text:p>632.13</text:p>
          </table:table-cell>
          <table:table-cell office:value-type="string" table:style-name="ce2">
            <text:p>BOOKER CASH AND CAR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98" table:style-name="ce2">
            <text:p>26.98</text:p>
          </table:table-cell>
          <table:table-cell office:value-type="string" table:style-name="ce2">
            <text:p>BOOKER CASH AND CAR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9.81" table:style-name="ce2">
            <text:p>199.81</text:p>
          </table:table-cell>
          <table:table-cell office:value-type="string" table:style-name="ce2">
            <text:p>BOOKER CASH AND CAR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1.47" table:style-name="ce2">
            <text:p>181.47</text:p>
          </table:table-cell>
          <table:table-cell office:value-type="string" table:style-name="ce2">
            <text:p>BOOKER CASH AND CAR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428.83" table:style-name="ce2">
            <text:p>4428.83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8.5" table:style-name="ce2">
            <text:p>78.5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HELMET INTEGRATED SYSTE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79" table:style-name="ce2">
            <text:p>5.79</text:p>
          </table:table-cell>
          <table:table-cell office:value-type="string" table:style-name="ce2">
            <text:p>NITON EQUIPMENT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63" table:style-name="ce2">
            <text:p>6.63</text:p>
          </table:table-cell>
          <table:table-cell office:value-type="string" table:style-name="ce2">
            <text:p>NITON EQUIPMENT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99" table:style-name="ce2">
            <text:p>5.99</text:p>
          </table:table-cell>
          <table:table-cell office:value-type="string" table:style-name="ce2">
            <text:p>NITON EQUIPMENT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79" table:style-name="ce2">
            <text:p>5.79</text:p>
          </table:table-cell>
          <table:table-cell office:value-type="string" table:style-name="ce2">
            <text:p>NITON EQUIPMENT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9.5" table:style-name="ce2">
            <text:p>149.5</text:p>
          </table:table-cell>
          <table:table-cell office:value-type="string" table:style-name="ce2">
            <text:p>NITON EQUIPMENT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.35" table:style-name="ce2">
            <text:p>8.35</text:p>
          </table:table-cell>
          <table:table-cell office:value-type="string" table:style-name="ce2">
            <text:p>REXEL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8.45" table:style-name="ce2">
            <text:p>58.45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6.85" table:style-name="ce2">
            <text:p>36.85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.5" table:style-name="ce2">
            <text:p>31.5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1" table:style-name="ce2">
            <text:p>12.1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8.45" table:style-name="ce2">
            <text:p>58.45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6.85" table:style-name="ce2">
            <text:p>36.85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3.8" table:style-name="ce2">
            <text:p>43.8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1" table:style-name="ce2">
            <text:p>12.1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8.45" table:style-name="ce2">
            <text:p>58.45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.5" table:style-name="ce2">
            <text:p>31.5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8" table:style-name="ce2">
            <text:p>43.8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8.45" table:style-name="ce2">
            <text:p>58.45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.5" table:style-name="ce2">
            <text:p>31.5</text:p>
          </table:table-cell>
          <table:table-cell office:value-type="string" table:style-name="ce2">
            <text:p>DMS PROTECTIVE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17" table:style-name="ce2">
            <text:p>29.17</text:p>
          </table:table-cell>
          <table:table-cell office:value-type="string" table:style-name="ce2">
            <text:p>BUSINESS IMAG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2.5" table:style-name="ce2">
            <text:p>212.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0.42" table:style-name="ce2">
            <text:p>120.42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49" table:style-name="ce2">
            <text:p>12.4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4.99" table:style-name="ce2">
            <text:p>274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4.99" table:style-name="ce2">
            <text:p>124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4.99" table:style-name="ce2">
            <text:p>134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.99" table:style-name="ce2">
            <text:p>114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4.99" table:style-name="ce2">
            <text:p>124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5" table:style-name="ce2">
            <text:p>4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71" table:style-name="ce2">
            <text:p>0.71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0.26" table:style-name="ce2">
            <text:p>120.26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.18" table:style-name="ce2">
            <text:p>6.18</text:p>
          </table:table-cell>
          <table:table-cell office:value-type="string" table:style-name="ce2">
            <text:p>TAILORED IMAG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9.95" table:style-name="ce2">
            <text:p>79.95</text:p>
          </table:table-cell>
          <table:table-cell office:value-type="string" table:style-name="ce2">
            <text:p>GM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17" table:style-name="ce2">
            <text:p>6.17</text:p>
          </table:table-cell>
          <table:table-cell office:value-type="string" table:style-name="ce2">
            <text:p>GM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5" table:style-name="ce2">
            <text:p>14.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BENNETT SAFETYWEA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85" table:style-name="ce2">
            <text:p>29.85</text:p>
          </table:table-cell>
          <table:table-cell office:value-type="string" table:style-name="ce2">
            <text:p>BENNETT SAFETYWEA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.4" table:style-name="ce2">
            <text:p>31.4</text:p>
          </table:table-cell>
          <table:table-cell office:value-type="string" table:style-name="ce2">
            <text:p>BENNETT SAFETYWEA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6"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BENNETT SAFETYWEA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.4" table:style-name="ce2">
            <text:p>31.4</text:p>
          </table:table-cell>
          <table:table-cell office:value-type="string" table:style-name="ce2">
            <text:p>BENNETT SAFETYWEA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9.85" table:style-name="ce2">
            <text:p>29.85</text:p>
          </table:table-cell>
          <table:table-cell office:value-type="string" table:style-name="ce2">
            <text:p>BENNETT SAFETYWEA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1.4" table:style-name="ce2">
            <text:p>31.4</text:p>
          </table:table-cell>
          <table:table-cell office:value-type="string" table:style-name="ce2">
            <text:p>BENNETT SAFETYWEA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BENNETT SAFETYWEA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.4" table:style-name="ce2">
            <text:p>31.4</text:p>
          </table:table-cell>
          <table:table-cell office:value-type="string" table:style-name="ce2">
            <text:p>BENNETT SAFETYWEA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85" table:style-name="ce2">
            <text:p>29.85</text:p>
          </table:table-cell>
          <table:table-cell office:value-type="string" table:style-name="ce2">
            <text:p>BENNETT SAFETYWEA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1.25" table:style-name="ce2">
            <text:p>61.25</text:p>
          </table:table-cell>
          <table:table-cell office:value-type="string" table:style-name="ce2">
            <text:p>SBI TACPRO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01.07" table:style-name="ce2">
            <text:p>101.07</text:p>
          </table:table-cell>
          <table:table-cell office:value-type="string" table:style-name="ce2">
            <text:p>SBI TACPRO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1.25" table:style-name="ce2">
            <text:p>61.25</text:p>
          </table:table-cell>
          <table:table-cell office:value-type="string" table:style-name="ce2">
            <text:p>SBI TACPRO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1.07" table:style-name="ce2">
            <text:p>101.07</text:p>
          </table:table-cell>
          <table:table-cell office:value-type="string" table:style-name="ce2">
            <text:p>SBI TACPRO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1.25" table:style-name="ce2">
            <text:p>61.25</text:p>
          </table:table-cell>
          <table:table-cell office:value-type="string" table:style-name="ce2">
            <text:p>SBI TACPRO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01.07" table:style-name="ce2">
            <text:p>101.07</text:p>
          </table:table-cell>
          <table:table-cell office:value-type="string" table:style-name="ce2">
            <text:p>SBI TACPRO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1.25" table:style-name="ce2">
            <text:p>61.25</text:p>
          </table:table-cell>
          <table:table-cell office:value-type="string" table:style-name="ce2">
            <text:p>SBI TACPRO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1.07" table:style-name="ce2">
            <text:p>101.07</text:p>
          </table:table-cell>
          <table:table-cell office:value-type="string" table:style-name="ce2">
            <text:p>SBI TACPRO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1.25" table:style-name="ce2">
            <text:p>61.25</text:p>
          </table:table-cell>
          <table:table-cell office:value-type="string" table:style-name="ce2">
            <text:p>SBI TACPRO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1.07" table:style-name="ce2">
            <text:p>101.07</text:p>
          </table:table-cell>
          <table:table-cell office:value-type="string" table:style-name="ce2">
            <text:p>SBI TACPRO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5" table:style-name="ce2">
            <text:p>24.5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9.65" table:style-name="ce2">
            <text:p>119.65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6.24" table:style-name="ce2">
            <text:p>86.24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5" table:style-name="ce2">
            <text:p>12.5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6.24" table:style-name="ce2">
            <text:p>86.24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2.13" table:style-name="ce2">
            <text:p>262.13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9499999999999993" table:style-name="ce2">
            <text:p>8.95</text:p>
          </table:table-cell>
          <table:table-cell office:value-type="string" table:style-name="ce2">
            <text:p>MICHAEL LUPTON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99" table:style-name="ce2">
            <text:p>11.99</text:p>
          </table:table-cell>
          <table:table-cell office:value-type="string" table:style-name="ce2">
            <text:p>MICHAEL LUPTON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3.54" table:style-name="ce2">
            <text:p>93.54</text:p>
          </table:table-cell>
          <table:table-cell office:value-type="string" table:style-name="ce2">
            <text:p>ALT-BERG BOOT MANUFACTURING COMPAN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89.8" table:style-name="ce2">
            <text:p>89.8</text:p>
          </table:table-cell>
          <table:table-cell office:value-type="string" table:style-name="ce2">
            <text:p>ALT-BERG BOOT MANUFACTURING COMPAN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58" table:style-name="ce2">
            <text:p>4.58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.200000000000003" table:style-name="ce2">
            <text:p>39.2</text:p>
          </table:table-cell>
          <table:table-cell office:value-type="string" table:style-name="ce2">
            <text:p>TRY &amp; LILL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1.68" table:style-name="ce2">
            <text:p>41.68</text:p>
          </table:table-cell>
          <table:table-cell office:value-type="string" table:style-name="ce2">
            <text:p>TRY &amp; LILL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.200000000000003" table:style-name="ce2">
            <text:p>39.2</text:p>
          </table:table-cell>
          <table:table-cell office:value-type="string" table:style-name="ce2">
            <text:p>TRY &amp; LILL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.68" table:style-name="ce2">
            <text:p>41.68</text:p>
          </table:table-cell>
          <table:table-cell office:value-type="string" table:style-name="ce2">
            <text:p>TRY &amp; LILL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47" table:style-name="ce2">
            <text:p>27.47</text:p>
          </table:table-cell>
          <table:table-cell office:value-type="string" table:style-name="ce2">
            <text:p>LED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9.200000000000003" table:style-name="ce2">
            <text:p>39.2</text:p>
          </table:table-cell>
          <table:table-cell office:value-type="string" table:style-name="ce2">
            <text:p>TRY &amp; LILL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6" table:style-name="ro1">
          <table:table-cell office:value-type="float" office:value="32.57" table:style-name="ce2">
            <text:p>32.57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.04" table:style-name="ce2">
            <text:p>114.04</text:p>
          </table:table-cell>
          <table:table-cell office:value-type="string" table:style-name="ce2">
            <text:p>POLICE RESOURCE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POLICE RESOURCE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RST INTERNATIONAL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ST INTERNATIONAL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RST INTERNATIONAL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string" table:style-name="ce2">
            <text:p>RST INTERNATIONAL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RST INTERNATIONAL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2.66" table:style-name="ce2">
            <text:p>62.66</text:p>
          </table:table-cell>
          <table:table-cell office:value-type="string" table:style-name="ce2">
            <text:p>CAMOUFLAGE-SOLUTIO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4.5" table:style-name="ce2">
            <text:p>64.5</text:p>
          </table:table-cell>
          <table:table-cell office:value-type="string" table:style-name="ce2">
            <text:p>CAMOUFLAGE-SOLUTIO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88" table:style-name="ce2">
            <text:p>4.88</text:p>
          </table:table-cell>
          <table:table-cell office:value-type="string" table:style-name="ce2">
            <text:p>CAMOUFLAGE-SOLUTIO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34" table:style-name="ce2">
            <text:p>6.34</text:p>
          </table:table-cell>
          <table:table-cell office:value-type="string" table:style-name="ce2">
            <text:p>CAMOUFLAGE-SOLUTIO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.34" table:style-name="ce2">
            <text:p>19.34</text:p>
          </table:table-cell>
          <table:table-cell office:value-type="string" table:style-name="ce2">
            <text:p>CAMOUFLAGE-SOLUTIO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8.94999999999999" table:style-name="ce2">
            <text:p>148.95</text:p>
          </table:table-cell>
          <table:table-cell office:value-type="string" table:style-name="ce2">
            <text:p>CAMBIUM ADVISO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75" table:style-name="ce2">
            <text:p>10.75</text:p>
          </table:table-cell>
          <table:table-cell office:value-type="string" table:style-name="ce2">
            <text:p>CAMBIUM ADVISO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EUROPA WORLDWIDE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.95" table:style-name="ce2">
            <text:p>53.95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7.84" table:style-name="ce2">
            <text:p>117.84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3.25" table:style-name="ce2">
            <text:p>63.25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.95" table:style-name="ce2">
            <text:p>53.95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 W HEADDRES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C W HEADDRES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7.5" table:style-name="ce2">
            <text:p>537.5</text:p>
          </table:table-cell>
          <table:table-cell office:value-type="string" table:style-name="ce2">
            <text:p>C W HEADDRES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82" table:style-name="ce2">
            <text:p>4.82</text:p>
          </table:table-cell>
          <table:table-cell office:value-type="string" table:style-name="ce2">
            <text:p>PETER JONES (ILG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23" table:style-name="ce2">
            <text:p>27.23</text:p>
          </table:table-cell>
          <table:table-cell office:value-type="string" table:style-name="ce2">
            <text:p>PETER JONES (ILG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MC PRODUCT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2.49" table:style-name="ce2">
            <text:p>62.49</text:p>
          </table:table-cell>
          <table:table-cell office:value-type="string" table:style-name="ce2">
            <text:p>MC PRODUCT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.13" table:style-name="ce2">
            <text:p>19.13</text:p>
          </table:table-cell>
          <table:table-cell office:value-type="string" table:style-name="ce2">
            <text:p>MC PRODUCT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.49" table:style-name="ce2">
            <text:p>22.49</text:p>
          </table:table-cell>
          <table:table-cell office:value-type="string" table:style-name="ce2">
            <text:p>MC PRODUCT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MC PRODUCT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01.86" table:style-name="ce2">
            <text:p>201.86</text:p>
          </table:table-cell>
          <table:table-cell office:value-type="string" table:style-name="ce2">
            <text:p>S YAFF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FINEST BRAND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3.2" table:style-name="ce2">
            <text:p>123.2</text:p>
          </table:table-cell>
          <table:table-cell office:value-type="string" table:style-name="ce2">
            <text:p>FINEST BRAND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FINEST BRAND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07" table:style-name="ce2">
            <text:p>9.07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9.2899999999999991" table:style-name="ce2">
            <text:p>9.29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9.07" table:style-name="ce2">
            <text:p>9.07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2899999999999991" table:style-name="ce2">
            <text:p>9.29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18" table:style-name="ro1">
          <table:table-cell office:value-type="float" office:value="9.07" table:style-name="ce2">
            <text:p>9.07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2899999999999991" table:style-name="ce2">
            <text:p>9.29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GARMENTEC GROUP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89" table:style-name="ce2">
            <text:p>1.89</text:p>
          </table:table-cell>
          <table:table-cell office:value-type="string" table:style-name="ce2">
            <text:p>GARMENTEC GROUP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30" table:style-name="ce2">
            <text:p>1430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02.5" table:style-name="ce2">
            <text:p>3602.5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94.2" table:style-name="ce2">
            <text:p>794.2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0.12" table:style-name="ce2">
            <text:p>0.12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.8" table:style-name="ce2">
            <text:p>1.8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2.5" table:style-name="ce2">
            <text:p>42.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.99" table:style-name="ce2">
            <text:p>33.99</text:p>
          </table:table-cell>
          <table:table-cell office:value-type="string" table:style-name="ce2">
            <text:p>INSIGHT DIRECT (UK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938.53" table:style-name="ce2">
            <text:p>13938.53</text:p>
          </table:table-cell>
          <table:table-cell office:value-type="string" table:style-name="ce2">
            <text:p>KYOCERA DOCUMENT SOLUTIONS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50" table:style-name="ce2">
            <text:p>1250</text:p>
          </table:table-cell>
          <table:table-cell office:value-type="string" table:style-name="ce2">
            <text:p>THISTLE DESIGN ASSOCIAT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ISTLE DESIGN ASSOCIAT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50" table:style-name="ce2">
            <text:p>1850</text:p>
          </table:table-cell>
          <table:table-cell office:value-type="string" table:style-name="ce2">
            <text:p>WEIGHTMANS SOLICITO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9.65" table:style-name="ce2">
            <text:p>119.65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73" table:style-name="ce2">
            <text:p>1373</text:p>
          </table:table-cell>
          <table:table-cell office:value-type="string" table:style-name="ce2">
            <text:p>STRUCTURAL &amp; BUILDING DESIGN CONSULTANT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ORSTORPHINE &amp; WRIGH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75" table:style-name="ce2">
            <text:p>3975</text:p>
          </table:table-cell>
          <table:table-cell office:value-type="string" table:style-name="ce2">
            <text:p>THE FULKER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IDGE &amp; PARTNE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BLUE OCEANS COUNSELL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80" table:style-name="ce2">
            <text:p>1280</text:p>
          </table:table-cell>
          <table:table-cell office:value-type="string" table:style-name="ce2">
            <text:p>SUE WOOK - BUCKS COUNSELL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2">
            <text:p>SAM MANLEY THERAP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COUNSELLING POD IN BERKSHIR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2">
            <text:p>ACCESS COUNSELLING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65" table:style-name="ce2">
            <text:p>1665</text:p>
          </table:table-cell>
          <table:table-cell office:value-type="string" table:style-name="ce2">
            <text:p>THERAPY PRAC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19.6" table:style-name="ce2">
            <text:p>1719.6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54.4" table:style-name="ce2">
            <text:p>2254.4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8.1" table:style-name="ce2">
            <text:p>138.1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41.7" table:style-name="ce2">
            <text:p>1241.7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8.3" table:style-name="ce2">
            <text:p>298.3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20" table:style-name="ce2">
            <text:p>4120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65.1" table:style-name="ce2">
            <text:p>2165.1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90.8" table:style-name="ce2">
            <text:p>690.8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4.5" table:style-name="ce2">
            <text:p>424.5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538" table:style-name="ce2">
            <text:p>5538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12.2" table:style-name="ce2">
            <text:p>1912.2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6.5" table:style-name="ce2">
            <text:p>166.5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88.7" table:style-name="ce2">
            <text:p>888.7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5.3" table:style-name="ce2">
            <text:p>325.3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29.7" table:style-name="ce2">
            <text:p>7029.7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2">
            <text:p>BOING RAPID SECU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4.18" table:style-name="ce2">
            <text:p>224.18</text:p>
          </table:table-cell>
          <table:table-cell office:value-type="string" table:style-name="ce2">
            <text:p>RUTH WHIT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2">
            <text:p>TOTAL COMMUNICATION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LIPSPEAKER UK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LINGUASSIST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80.7" table:style-name="ce2">
            <text:p>1880.7</text:p>
          </table:table-cell>
          <table:table-cell office:value-type="string" table:style-name="ce2">
            <text:p>UNIVERSITY OF LEICESTER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000" table:style-name="ce2">
            <text:p>260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00" table:style-name="ce2">
            <text:p>35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00" table:style-name="ce2">
            <text:p>50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00" table:style-name="ce2">
            <text:p>5000</text:p>
          </table:table-cell>
          <table:table-cell office:value-type="string" table:style-name="ce2">
            <text:p>SENSUS FUTURI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773.900000000001" table:style-name="ce2">
            <text:p>19773.9</text:p>
          </table:table-cell>
          <table:table-cell office:value-type="string" table:style-name="ce2">
            <text:p>GRG PUBLIC RESOURC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GRG PUBLIC RESOURC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2">
            <text:p>GRG PUBLIC RESOURC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79.14" table:style-name="ce2">
            <text:p>9279.14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439.7" table:style-name="ce2">
            <text:p>18439.7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535.7" table:style-name="ce2">
            <text:p>15535.7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60" table:style-name="ce2">
            <text:p>126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60" table:style-name="ce2">
            <text:p>306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386.240000000002" table:style-name="ce2">
            <text:p>18386.24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99.2" table:style-name="ce2">
            <text:p>3599.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030.9" table:style-name="ce2">
            <text:p>21030.9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86.4" table:style-name="ce2">
            <text:p>886.4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102.199999999997" table:style-name="ce2">
            <text:p>39102.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61.6000000000004" table:style-name="ce2">
            <text:p>4161.6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404.099999999999" table:style-name="ce2">
            <text:p>20404.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963.150000000001" table:style-name="ce2">
            <text:p>19963.1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681.38" table:style-name="ce2">
            <text:p>21681.38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71" table:style-name="ce2">
            <text:p>177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.71" table:style-name="ce2">
            <text:p>16.71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87.26" table:style-name="ce2">
            <text:p>3787.26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816.2" table:style-name="ce2">
            <text:p>22816.2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94" table:style-name="ce2">
            <text:p>2794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174.73" table:style-name="ce2">
            <text:p>6174.73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20" table:style-name="ce2">
            <text:p>102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15" table:style-name="ce2">
            <text:p>121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0" table:style-name="ce2">
            <text:p>91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50" table:style-name="ce2">
            <text:p>225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75" table:style-name="ce2">
            <text:p>3875</text:p>
          </table:table-cell>
          <table:table-cell office:value-type="string" table:style-name="ce2">
            <text:p>REDTEQ ANALYTIC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83" table:style-name="ce2">
            <text:p>0.8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FORENSIC ACCES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FORENSIC ACCES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710" table:style-name="ce2">
            <text:p>710</text:p>
          </table:table-cell>
          <table:table-cell office:value-type="string" table:style-name="ce2">
            <text:p>ORAMIS DIGITAL AUTOPSY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237.5" table:style-name="ce2">
            <text:p>11237.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87.4499999999998" table:style-name="ce2">
            <text:p>2187.4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09.5" table:style-name="ce2">
            <text:p>2409.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78.7" table:style-name="ce2">
            <text:p>2878.7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91" table:style-name="ce2">
            <text:p>759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23.1499999999996" table:style-name="ce2">
            <text:p>4423.1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20" table:style-name="ce2">
            <text:p>352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000" table:style-name="ce2">
            <text:p>11000</text:p>
          </table:table-cell>
          <table:table-cell office:value-type="string" table:style-name="ce2">
            <text:p>PARVEZ QADIR T/A BREAKING BARRI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10.6" table:style-name="ce2">
            <text:p>910.6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35.75" table:style-name="ce2">
            <text:p>235.75</text:p>
          </table:table-cell>
          <table:table-cell office:value-type="string" table:style-name="ce2">
            <text:p>PINNACLE EVENT STAFF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9.20000000000005" table:style-name="ce2">
            <text:p>569.2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3.25" table:style-name="ce2">
            <text:p>573.25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7.4" table:style-name="ce2">
            <text:p>447.4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16.57" table:style-name="ce2">
            <text:p>1616.57</text:p>
          </table:table-cell>
          <table:table-cell office:value-type="string" table:style-name="ce2">
            <text:p>MINDS @ EAS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19" table:style-name="ce2">
            <text:p>1719</text:p>
          </table:table-cell>
          <table:table-cell office:value-type="string" table:style-name="ce2">
            <text:p>MINDS @ EAS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2">
            <text:p>ASCO CONSULTING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80.15" table:style-name="ce2">
            <text:p>780.15</text:p>
          </table:table-cell>
          <table:table-cell office:value-type="string" table:style-name="ce2">
            <text:p>CORPORATE PROJEC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5.8" table:style-name="ce2">
            <text:p>445.8</text:p>
          </table:table-cell>
          <table:table-cell office:value-type="string" table:style-name="ce2">
            <text:p>CORPORATE PROJEC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91.6" table:style-name="ce2">
            <text:p>891.6</text:p>
          </table:table-cell>
          <table:table-cell office:value-type="string" table:style-name="ce2">
            <text:p>CORPORATE PROJEC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5.8" table:style-name="ce2">
            <text:p>445.8</text:p>
          </table:table-cell>
          <table:table-cell office:value-type="string" table:style-name="ce2">
            <text:p>CORPORATE PROJEC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8.7" table:style-name="ce2">
            <text:p>668.7</text:p>
          </table:table-cell>
          <table:table-cell office:value-type="string" table:style-name="ce2">
            <text:p>CORPORATE PROJEC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31.3" table:style-name="ce2">
            <text:p>831.3</text:p>
          </table:table-cell>
          <table:table-cell office:value-type="string" table:style-name="ce2">
            <text:p>CORPORATE PROJEC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08.4000000000001" table:style-name="ce2">
            <text:p>1108.4</text:p>
          </table:table-cell>
          <table:table-cell office:value-type="string" table:style-name="ce2">
            <text:p>CORPORATE PROJEC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69.85" table:style-name="ce2">
            <text:p>969.85</text:p>
          </table:table-cell>
          <table:table-cell office:value-type="string" table:style-name="ce2">
            <text:p>CORPORATE PROJEC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54.20000000000005" table:style-name="ce2">
            <text:p>554.2</text:p>
          </table:table-cell>
          <table:table-cell office:value-type="string" table:style-name="ce2">
            <text:p>CORPORATE PROJEC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559.98" table:style-name="ce2">
            <text:p>5559.98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string" table:style-name="ce2">
            <text:p>NDI TECHNOLOGIE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99" table:style-name="ce2">
            <text:p>9.99</text:p>
          </table:table-cell>
          <table:table-cell office:value-type="string" table:style-name="ce2">
            <text:p>SKILLSARENA CORPORAT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565.7" table:style-name="ce2">
            <text:p>3565.7</text:p>
          </table:table-cell>
          <table:table-cell office:value-type="string" table:style-name="ce2">
            <text:p>DREAM AND LEA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ARDINE-WHITE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ZERO ABOVE LIMITED / CAPSULE MARKET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383.75" table:style-name="ce2">
            <text:p>23383.75</text:p>
          </table:table-cell>
          <table:table-cell office:value-type="string" table:style-name="ce2">
            <text:p>XPS ADMINISTR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XPS ADMINISTR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743" table:style-name="ce2">
            <text:p>6743</text:p>
          </table:table-cell>
          <table:table-cell office:value-type="string" table:style-name="ce2">
            <text:p>XPS ADMINISTR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.5" table:style-name="ce2">
            <text:p>27.5</text:p>
          </table:table-cell>
          <table:table-cell office:value-type="string" table:style-name="ce2">
            <text:p>CORPORATE PROJEC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00" table:style-name="ce2">
            <text:p>2100</text:p>
          </table:table-cell>
          <table:table-cell office:value-type="string" table:style-name="ce2">
            <text:p>TUCKERS SOLICITO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100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1.18" table:style-name="ce2">
            <text:p>361.18</text:p>
          </table:table-cell>
          <table:table-cell office:value-type="string" table:style-name="ce2">
            <text:p>FORENSIC COURIER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MASTERCHARG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540000000000006" table:style-name="ce2">
            <text:p>78.54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.59" table:style-name="ce2">
            <text:p>102.59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.07" table:style-name="ce2">
            <text:p>96.07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.36" table:style-name="ce2">
            <text:p>38.36</text:p>
          </table:table-cell>
          <table:table-cell office:value-type="string" table:style-name="ce2">
            <text:p>FEDEX EXPRESS UK TRANSPORTATI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28.41" table:style-name="ce2">
            <text:p>2028.41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5" table:style-name="ce2">
            <text:p>9.5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5" table:style-name="ce2">
            <text:p>8.5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.95" table:style-name="ce2">
            <text:p>10.9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760.08" table:style-name="ce2">
            <text:p>14760.08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261.57" table:style-name="ce2">
            <text:p>10261.57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31.84" table:style-name="ce2">
            <text:p>831.84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0.16999999999996" table:style-name="ce2">
            <text:p>560.17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43.21" table:style-name="ce2">
            <text:p>2443.21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TSI INSTRUMEN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8.1" table:style-name="ce2">
            <text:p>118.1</text:p>
          </table:table-cell>
          <table:table-cell office:value-type="string" table:style-name="ce2">
            <text:p>CITY SPRINT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3.57" table:style-name="ce2">
            <text:p>303.57</text:p>
          </table:table-cell>
          <table:table-cell office:value-type="string" table:style-name="ce2">
            <text:p>CITY SPRINT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.1" table:style-name="ce2">
            <text:p>118.1</text:p>
          </table:table-cell>
          <table:table-cell office:value-type="string" table:style-name="ce2">
            <text:p>CITY SPRINT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3.57" table:style-name="ce2">
            <text:p>303.57</text:p>
          </table:table-cell>
          <table:table-cell office:value-type="string" table:style-name="ce2">
            <text:p>CITY SPRINT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00" table:style-name="ce2">
            <text:p>110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4.76" table:style-name="ce2">
            <text:p>144.76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95" table:style-name="ce2">
            <text:p>2.95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4.4" table:style-name="ce2">
            <text:p>194.4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5330.02" table:style-name="ce2">
            <text:p>225330.02</text:p>
          </table:table-cell>
          <table:table-cell office:value-type="string" table:style-name="ce2">
            <text:p>AIRWAVE 02 (ASL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IRWAVE 02 (ASL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16.44000000000005" table:style-name="ce2">
            <text:p>616.44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11.45" table:style-name="ce2">
            <text:p>1911.45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41.42" table:style-name="ce2">
            <text:p>1141.4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86.6500000000001" table:style-name="ce2">
            <text:p>1086.65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46.92" table:style-name="ce2">
            <text:p>946.9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80.84" table:style-name="ce2">
            <text:p>580.84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24.44" table:style-name="ce2">
            <text:p>924.44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1.21" table:style-name="ce2">
            <text:p>411.21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43.68" table:style-name="ce2">
            <text:p>943.68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83.13" table:style-name="ce2">
            <text:p>783.13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72.24" table:style-name="ce2">
            <text:p>972.24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245.049999999999" table:style-name="ce2">
            <text:p>10245.05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36" table:style-name="ce2">
            <text:p>2236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30.93" table:style-name="ce2">
            <text:p>1630.93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83.13" table:style-name="ce2">
            <text:p>783.13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55.96" table:style-name="ce2">
            <text:p>355.96</text:p>
          </table:table-cell>
          <table:table-cell office:value-type="string" table:style-name="ce2">
            <text:p>TG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.92" table:style-name="ce2">
            <text:p>34.92</text:p>
          </table:table-cell>
          <table:table-cell office:value-type="string" table:style-name="ce2">
            <text:p>BRITISH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3.55" table:style-name="ce2">
            <text:p>423.55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2.7" table:style-name="ce2">
            <text:p>402.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8227.86" table:style-name="ce2">
            <text:p>48227.86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612.56" table:style-name="ce2">
            <text:p>10612.56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720.6" table:style-name="ce2">
            <text:p>7720.6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5536.86" table:style-name="ce2">
            <text:p>225536.86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40.79999999999995" table:style-name="ce2">
            <text:p>540.8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10.7700000000004" table:style-name="ce2">
            <text:p>4610.7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72.8000000000002" table:style-name="ce2">
            <text:p>2072.8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35.12" table:style-name="ce2">
            <text:p>4635.1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0085.38" table:style-name="ce2">
            <text:p>300085.38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350.87" table:style-name="ce2">
            <text:p>6350.8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3.56" table:style-name="ce2">
            <text:p>423.56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83.13" table:style-name="ce2">
            <text:p>783.13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71.2299999999996" table:style-name="ce2">
            <text:p>4671.23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3.31" table:style-name="ce2">
            <text:p>203.31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1597.09" table:style-name="ce2">
            <text:p>81597.09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3.31" table:style-name="ce2">
            <text:p>203.31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7740.4" table:style-name="ce2">
            <text:p>257740.4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15" table:style-name="ce2">
            <text:p>2115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661.11" table:style-name="ce2">
            <text:p>11661.11</text:p>
          </table:table-cell>
          <table:table-cell office:value-type="string" table:style-name="ce2">
            <text:p>BRITISH TELECOMMUNICATIONS REDCARE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30.5300000000002" table:style-name="ce2">
            <text:p>2330.53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.67" table:style-name="ce2">
            <text:p>10.67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9.54" table:style-name="ce2">
            <text:p>409.5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68.33" table:style-name="ce2">
            <text:p>3068.33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17.35" table:style-name="ce2">
            <text:p>2317.3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485.96" table:style-name="ce2">
            <text:p>4485.96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091.490000000002" table:style-name="ce2">
            <text:p>18091.49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87.52" table:style-name="ce2">
            <text:p>687.5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132.23" table:style-name="ce2">
            <text:p>17132.23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042.2" table:style-name="ce2">
            <text:p>17042.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97.74" table:style-name="ce2">
            <text:p>1097.74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57.48" table:style-name="ce2">
            <text:p>857.48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314.31" table:style-name="ce2">
            <text:p>27314.31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928.59" table:style-name="ce2">
            <text:p>15928.59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023.46" table:style-name="ce2">
            <text:p>18023.46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364.87" table:style-name="ce2">
            <text:p>18364.8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20.44" table:style-name="ce2">
            <text:p>2020.44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30.07" table:style-name="ce2">
            <text:p>3730.0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.64" table:style-name="ce2">
            <text:p>17.64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1900000000000004" table:style-name="ce2">
            <text:p>4.1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.51" table:style-name="ce2">
            <text:p>10.51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.33" table:style-name="ce2">
            <text:p>11.33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34" table:style-name="ce2">
            <text:p>6.34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69" table:style-name="ce2">
            <text:p>7.6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1300000000000008" table:style-name="ce2">
            <text:p>9.13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.33" table:style-name="ce2">
            <text:p>11.33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.64" table:style-name="ce2">
            <text:p>17.64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34" table:style-name="ce2">
            <text:p>6.34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1300000000000008" table:style-name="ce2">
            <text:p>9.13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64.97" table:style-name="ce2">
            <text:p>764.97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48" table:style-name="ce2">
            <text:p>8.48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69" table:style-name="ce2">
            <text:p>7.6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.51" table:style-name="ce2">
            <text:p>10.51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1900000000000004" table:style-name="ce2">
            <text:p>4.1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0.9" table:style-name="ce2">
            <text:p>0.9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.75" table:style-name="ce2">
            <text:p>33.7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3800000000000008" table:style-name="ce2">
            <text:p>9.38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153.65" table:style-name="ce2">
            <text:p>34153.65</text:p>
          </table:table-cell>
          <table:table-cell office:value-type="string" table:style-name="ce2">
            <text:p>FIGTREE SYSTEMS (EUROPE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1.67" table:style-name="ce2">
            <text:p>51.67</text:p>
          </table:table-cell>
          <table:table-cell office:value-type="string" table:style-name="ce2">
            <text:p>IKEN BUSIN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0.59" table:style-name="ce2">
            <text:p>410.59</text:p>
          </table:table-cell>
          <table:table-cell office:value-type="string" table:style-name="ce2">
            <text:p>IKEN BUSIN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58.08" table:style-name="ce2">
            <text:p>758.08</text:p>
          </table:table-cell>
          <table:table-cell office:value-type="string" table:style-name="ce2">
            <text:p>IKEN BUSIN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9446.51" table:style-name="ce2">
            <text:p>39446.51</text:p>
          </table:table-cell>
          <table:table-cell office:value-type="string" table:style-name="ce2">
            <text:p>ZELLIS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842.71" table:style-name="ce2">
            <text:p>40842.71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89.59" table:style-name="ce2">
            <text:p>3789.59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210.42" table:style-name="ce2">
            <text:p>10210.42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33" table:style-name="ce2">
            <text:p>32.33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97.47" table:style-name="ce2">
            <text:p>997.47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1.75" table:style-name="ce2">
            <text:p>71.7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592.07" table:style-name="ce2">
            <text:p>19592.07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040.629999999999" table:style-name="ce2">
            <text:p>10040.63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7375" table:style-name="ce2">
            <text:p>5737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0711" table:style-name="ce2">
            <text:p>330711</text:p>
          </table:table-cell>
          <table:table-cell office:value-type="string" table:style-name="ce2">
            <text:p>MICROSOF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500" table:style-name="ce2">
            <text:p>27500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1.16" table:style-name="ce2">
            <text:p>371.16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362.5" table:style-name="ce2">
            <text:p>5362.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579.17" table:style-name="ce2">
            <text:p>2579.17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84" table:style-name="ce2">
            <text:p>1184</text:p>
          </table:table-cell>
          <table:table-cell office:value-type="string" table:style-name="ce2">
            <text:p>REWARD GATEWAY (UK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.55" table:style-name="ce2">
            <text:p>1.5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2400000000000002" table:style-name="ce2">
            <text:p>2.24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.55" table:style-name="ce2">
            <text:p>1.5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8800000000000008" table:style-name="ce2">
            <text:p>9.88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696.25" table:style-name="ce2">
            <text:p>26696.2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9.6" table:style-name="ce2">
            <text:p>239.6</text:p>
          </table:table-cell>
          <table:table-cell office:value-type="string" table:style-name="ce2">
            <text:p>CLICK 4 ASSISTANC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121.76" table:style-name="ce2">
            <text:p>10121.76</text:p>
          </table:table-cell>
          <table:table-cell office:value-type="string" table:style-name="ce2">
            <text:p>CROWN HOSTING DATA CENTR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287.68" table:style-name="ce2">
            <text:p>10287.68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6458.79" table:style-name="ce2">
            <text:p>116458.79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306.74" table:style-name="ce2">
            <text:p>5306.74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0.64" table:style-name="ce2">
            <text:p>100.64</text:p>
          </table:table-cell>
          <table:table-cell office:value-type="string" table:style-name="ce2">
            <text:p>THAMES RIVIERA HOTE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AGM EVENT AND TRAVEL SOLU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EXETER HALL KIDLINGT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string" table:style-name="ce2">
            <text:p>WYCOMBE WANDERERS FOOTBALL CLUB PLC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2">
            <text:p>WYCOMBE WANDERERS FOOTBALL CLUB PLC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14" table:style-name="ce2">
            <text:p>1214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EADING TRANSPOR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0.05" table:style-name="ce2">
            <text:p>220.0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0.94" table:style-name="ce2">
            <text:p>160.94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8.28" table:style-name="ce2">
            <text:p>488.28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1.94999999999999" table:style-name="ce2">
            <text:p>161.9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.88" table:style-name="ce2">
            <text:p>117.88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4.24" table:style-name="ce2">
            <text:p>674.24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0.95" table:style-name="ce2">
            <text:p>190.9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.27" table:style-name="ce2">
            <text:p>203.27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9.17" table:style-name="ce2">
            <text:p>219.17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.930000000000007" table:style-name="ce2">
            <text:p>73.93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5.16" table:style-name="ce2">
            <text:p>125.16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475.42" table:style-name="ce2">
            <text:p>49475.42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414.68" table:style-name="ce2">
            <text:p>23414.68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370.13" table:style-name="ce2">
            <text:p>29370.13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41.77" table:style-name="ce2">
            <text:p>19541.77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3341.96" table:style-name="ce2">
            <text:p>173341.96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.069999999999993" table:style-name="ce2">
            <text:p>73.07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95.54" table:style-name="ce2">
            <text:p>8095.54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THRIFTY CAR RENTA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8.12" table:style-name="ce2">
            <text:p>438.12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19.2" table:style-name="ce2">
            <text:p>1019.2</text:p>
          </table:table-cell>
          <table:table-cell office:value-type="string" table:style-name="ce2">
            <text:p>CASTROL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4.32" table:style-name="ce2">
            <text:p>694.32</text:p>
          </table:table-cell>
          <table:table-cell office:value-type="string" table:style-name="ce2">
            <text:p>CASTROL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8.60000000000002" table:style-name="ce2">
            <text:p>258.6</text:p>
          </table:table-cell>
          <table:table-cell office:value-type="string" table:style-name="ce2">
            <text:p>CASTROL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19.2" table:style-name="ce2">
            <text:p>1019.2</text:p>
          </table:table-cell>
          <table:table-cell office:value-type="string" table:style-name="ce2">
            <text:p>CASTROL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93.6" table:style-name="ce2">
            <text:p>1893.6</text:p>
          </table:table-cell>
          <table:table-cell office:value-type="string" table:style-name="ce2">
            <text:p>CASTROL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00" table:style-name="ce2">
            <text:p>4500</text:p>
          </table:table-cell>
          <table:table-cell office:value-type="string" table:style-name="ce2">
            <text:p>TOTALENERGIES MARKETING UK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3.48" table:style-name="ce2">
            <text:p>483.48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.28" table:style-name="ce2">
            <text:p>67.28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0.72" table:style-name="ce2">
            <text:p>160.72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.38" table:style-name="ce2">
            <text:p>235.38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7.28" table:style-name="ce2">
            <text:p>67.28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5.6" table:style-name="ce2">
            <text:p>895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7.2" table:style-name="ce2">
            <text:p>887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.53" table:style-name="ce2">
            <text:p>37.53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11.3500000000004" table:style-name="ce2">
            <text:p>4211.35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0.85000000000002" table:style-name="ce2">
            <text:p>260.8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09.35" table:style-name="ce2">
            <text:p>1409.3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0.85000000000002" table:style-name="ce2">
            <text:p>260.8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5.9" table:style-name="ce2">
            <text:p>175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4.35" table:style-name="ce2">
            <text:p>1454.3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5.8" table:style-name="ce2">
            <text:p>495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1.8" table:style-name="ce2">
            <text:p>481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.9" table:style-name="ce2">
            <text:p>117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7.6" table:style-name="ce2">
            <text:p>847.6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.95" table:style-name="ce2">
            <text:p>50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5.1" table:style-name="ce2">
            <text:p>685.1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.8" table:style-name="ce2">
            <text:p>203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2">
            <text:p>ENVIROTYRE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.95" table:style-name="ce2">
            <text:p>43.95</text:p>
          </table:table-cell>
          <table:table-cell office:value-type="string" table:style-name="ce2">
            <text:p>ELLIOT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4.93" table:style-name="ce2">
            <text:p>144.9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67.31" table:style-name="ce2">
            <text:p>3267.31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79.79" table:style-name="ce2">
            <text:p>1779.79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7.6" table:style-name="ce2">
            <text:p>457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6.2" table:style-name="ce2">
            <text:p>216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6.2" table:style-name="ce2">
            <text:p>216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6.8" table:style-name="ce2">
            <text:p>376.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7.3" table:style-name="ce2">
            <text:p>267.3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0.3" table:style-name="ce2">
            <text:p>250.3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7.1" table:style-name="ce2">
            <text:p>197.1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6.5" table:style-name="ce2">
            <text:p>166.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7.60000000000002" table:style-name="ce2">
            <text:p>317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7.4" table:style-name="ce2">
            <text:p>407.4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1.4" table:style-name="ce2">
            <text:p>331.4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7.8" table:style-name="ce2">
            <text:p>387.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2.4" table:style-name="ce2">
            <text:p>412.4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5.4" table:style-name="ce2">
            <text:p>225.4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1.55000000000001" table:style-name="ce2">
            <text:p>141.5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9.7" table:style-name="ce2">
            <text:p>329.7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4.08" table:style-name="ce2">
            <text:p>124.08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.6" table:style-name="ce2">
            <text:p>97.6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00.4000000000001" table:style-name="ce2">
            <text:p>1200.4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52" table:style-name="ce2">
            <text:p>1152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49.4" table:style-name="ce2">
            <text:p>1449.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27.2" table:style-name="ce2">
            <text:p>1627.2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9.8" table:style-name="ce2">
            <text:p>439.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APASE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.290000000000006" table:style-name="ce2">
            <text:p>69.29</text:p>
          </table:table-cell>
          <table:table-cell office:value-type="string" table:style-name="ce2">
            <text:p>APASE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9.75" table:style-name="ce2">
            <text:p>409.7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34.75" table:style-name="ce2">
            <text:p>634.7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7.8" table:style-name="ce2">
            <text:p>327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51.95" table:style-name="ce2">
            <text:p>851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2.15" table:style-name="ce2">
            <text:p>752.1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.5" table:style-name="ce2">
            <text:p>97.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0.5" table:style-name="ce2">
            <text:p>160.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8.5" table:style-name="ce2">
            <text:p>178.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2.5" table:style-name="ce2">
            <text:p>202.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9.9" table:style-name="ce2">
            <text:p>189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9.75" table:style-name="ce2">
            <text:p>459.7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9.9" table:style-name="ce2">
            <text:p>179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3.34" table:style-name="ce2">
            <text:p>83.34</text:p>
          </table:table-cell>
          <table:table-cell office:value-type="string" table:style-name="ce2">
            <text:p>JOHNSONS HYUNDA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5.75" table:style-name="ce2">
            <text:p>585.75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6.85" table:style-name="ce2">
            <text:p>346.85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4.75" table:style-name="ce2">
            <text:p>494.75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2.7" table:style-name="ce2">
            <text:p>122.7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11.6" table:style-name="ce2">
            <text:p>911.6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6.95" table:style-name="ce2">
            <text:p>106.95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2.95" table:style-name="ce2">
            <text:p>112.95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3.85" table:style-name="ce2">
            <text:p>363.85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5.65" table:style-name="ce2">
            <text:p>205.65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1.9" table:style-name="ce2">
            <text:p>221.9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.69999999999999" table:style-name="ce2">
            <text:p>153.7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9.65" table:style-name="ce2">
            <text:p>199.65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2.30000000000001" table:style-name="ce2">
            <text:p>162.3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.14" table:style-name="ce2">
            <text:p>40.14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96" table:style-name="ce2">
            <text:p>10.9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15.77" table:style-name="ce2">
            <text:p>3915.77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45.61" table:style-name="ce2">
            <text:p>2545.61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19.3" table:style-name="ce2">
            <text:p>1619.3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0.35" table:style-name="ce2">
            <text:p>420.3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45" table:style-name="ce2">
            <text:p>68.4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.69999999999999" table:style-name="ce2">
            <text:p>153.7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4.20000000000005" table:style-name="ce2">
            <text:p>564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7.39999999999998" table:style-name="ce2">
            <text:p>257.4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2.5" table:style-name="ce2">
            <text:p>172.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8.2" table:style-name="ce2">
            <text:p>828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8.60000000000002" table:style-name="ce2">
            <text:p>268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5.05000000000001" table:style-name="ce2">
            <text:p>135.0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4.6" table:style-name="ce2">
            <text:p>184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5.8" table:style-name="ce2">
            <text:p>225.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7.95" table:style-name="ce2">
            <text:p>107.9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5.05000000000001" table:style-name="ce2">
            <text:p>135.0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2.5" table:style-name="ce2">
            <text:p>172.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77.79999999999995" table:style-name="ce2">
            <text:p>577.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6.5" table:style-name="ce2">
            <text:p>956.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0.6" table:style-name="ce2">
            <text:p>380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8.60000000000002" table:style-name="ce2">
            <text:p>268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3.2" table:style-name="ce2">
            <text:p>443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01.8" table:style-name="ce2">
            <text:p>401.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5.4" table:style-name="ce2">
            <text:p>405.4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1.8" table:style-name="ce2">
            <text:p>401.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7.5" table:style-name="ce2">
            <text:p>237.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0.5" table:style-name="ce2">
            <text:p>220.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3.2" table:style-name="ce2">
            <text:p>263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.9" table:style-name="ce2">
            <text:p>103.9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7.8" table:style-name="ce2">
            <text:p>387.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2.88" table:style-name="ce2">
            <text:p>242.88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0.88" table:style-name="ce2">
            <text:p>300.88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0.4" table:style-name="ce2">
            <text:p>330.4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7.58" table:style-name="ce2">
            <text:p>227.58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1.84" table:style-name="ce2">
            <text:p>361.84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.44" table:style-name="ce2">
            <text:p>150.44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.2" table:style-name="ce2">
            <text:p>165.2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04" table:style-name="ce2">
            <text:p>82.04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9.3" table:style-name="ce2">
            <text:p>169.3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9.32" table:style-name="ce2">
            <text:p>459.32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2.31" table:style-name="ce2">
            <text:p>62.31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.2" table:style-name="ce2">
            <text:p>165.2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8.07" table:style-name="ce2">
            <text:p>108.07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5.2" table:style-name="ce2">
            <text:p>415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9.75" table:style-name="ce2">
            <text:p>429.75</text:p>
          </table:table-cell>
          <table:table-cell office:value-type="string" table:style-name="ce2">
            <text:p>HEADLEY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4.95" table:style-name="ce2">
            <text:p>114.95</text:p>
          </table:table-cell>
          <table:table-cell office:value-type="string" table:style-name="ce2">
            <text:p>HEADLEY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7.94999999999999" table:style-name="ce2">
            <text:p>137.95</text:p>
          </table:table-cell>
          <table:table-cell office:value-type="string" table:style-name="ce2">
            <text:p>HEADLEY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3.9" table:style-name="ce2">
            <text:p>223.9</text:p>
          </table:table-cell>
          <table:table-cell office:value-type="string" table:style-name="ce2">
            <text:p>HEADLEY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3.8" table:style-name="ce2">
            <text:p>463.8</text:p>
          </table:table-cell>
          <table:table-cell office:value-type="string" table:style-name="ce2">
            <text:p>HEADLEY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9.95" table:style-name="ce2">
            <text:p>109.95</text:p>
          </table:table-cell>
          <table:table-cell office:value-type="string" table:style-name="ce2">
            <text:p>HEADLEY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1.9" table:style-name="ce2">
            <text:p>171.9</text:p>
          </table:table-cell>
          <table:table-cell office:value-type="string" table:style-name="ce2">
            <text:p>HEADLEY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7.69" table:style-name="ce2">
            <text:p>437.69</text:p>
          </table:table-cell>
          <table:table-cell office:value-type="string" table:style-name="ce2">
            <text:p>ATS EUROMASTER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6.34" table:style-name="ce2">
            <text:p>196.34</text:p>
          </table:table-cell>
          <table:table-cell office:value-type="string" table:style-name="ce2">
            <text:p>ATS EUROMASTER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7.8" table:style-name="ce2">
            <text:p>467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3.8" table:style-name="ce2">
            <text:p>503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7.85" table:style-name="ce2">
            <text:p>377.8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5.9" table:style-name="ce2">
            <text:p>215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5.8" table:style-name="ce2">
            <text:p>365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45.95" table:style-name="ce2">
            <text:p>1045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1.9" table:style-name="ce2">
            <text:p>251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3.9" table:style-name="ce2">
            <text:p>133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4.1" table:style-name="ce2">
            <text:p>344.1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55" table:style-name="ce2">
            <text:p>95.5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4.1" table:style-name="ce2">
            <text:p>344.1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11.15" table:style-name="ce2">
            <text:p>611.1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5.7" table:style-name="ce2">
            <text:p>315.7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55" table:style-name="ce2">
            <text:p>95.5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15.8900000000003" table:style-name="ce2">
            <text:p>4215.89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9.94000000000005" table:style-name="ce2">
            <text:p>589.94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6.87" table:style-name="ce2">
            <text:p>336.8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0.96" table:style-name="ce2">
            <text:p>580.96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5.96" table:style-name="ce2">
            <text:p>205.96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1.92" table:style-name="ce2">
            <text:p>71.92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.81" table:style-name="ce2">
            <text:p>75.81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47" table:style-name="ce2">
            <text:p>10.47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1.51" table:style-name="ce2">
            <text:p>271.51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46" table:style-name="ce2">
            <text:p>28.46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9.1" table:style-name="ce2">
            <text:p>119.1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.44" table:style-name="ce2">
            <text:p>67.44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.479999999999997" table:style-name="ce2">
            <text:p>33.48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.76" table:style-name="ce2">
            <text:p>51.76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.9" table:style-name="ce2">
            <text:p>37.9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6.96" table:style-name="ce2">
            <text:p>226.96</text:p>
          </table:table-cell>
          <table:table-cell office:value-type="string" table:style-name="ce2">
            <text:p>HEATH PRODUC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.53" table:style-name="ce2">
            <text:p>60.53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.91" table:style-name="ce2">
            <text:p>96.91</text:p>
          </table:table-cell>
          <table:table-cell office:value-type="string" table:style-name="ce2">
            <text:p>ELLIOT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4.75" table:style-name="ce2">
            <text:p>104.7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.400000000000006" table:style-name="ce2">
            <text:p>80.4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6.4" table:style-name="ce2">
            <text:p>86.4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19" table:style-name="ce2">
            <text:p>24.19</text:p>
          </table:table-cell>
          <table:table-cell office:value-type="string" table:style-name="ce2">
            <text:p>ST NEOTS MOTORCYLE COMPAN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2">
            <text:p>CHUBB F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74" table:style-name="ce2">
            <text:p>51.74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.54" table:style-name="ce2">
            <text:p>117.54</text:p>
          </table:table-cell>
          <table:table-cell office:value-type="string" table:style-name="ce2">
            <text:p>HALFORD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.29" table:style-name="ce2">
            <text:p>52.29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68" table:style-name="ce2">
            <text:p>9.68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.2" table:style-name="ce2">
            <text:p>102.2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9.8" table:style-name="ce2">
            <text:p>99.8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670000000000002" table:style-name="ce2">
            <text:p>17.67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2.24" table:style-name="ce2">
            <text:p>122.24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.729999999999997" table:style-name="ce2">
            <text:p>39.73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9" table:style-name="ce2">
            <text:p>82.9</text:p>
          </table:table-cell>
          <table:table-cell office:value-type="string" table:style-name="ce2">
            <text:p>FS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8.94" table:style-name="ce2">
            <text:p>158.94</text:p>
          </table:table-cell>
          <table:table-cell office:value-type="string" table:style-name="ce2">
            <text:p>FS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9.11" table:style-name="ce2">
            <text:p>169.11</text:p>
          </table:table-cell>
          <table:table-cell office:value-type="string" table:style-name="ce2">
            <text:p>BMW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8.25" table:style-name="ce2">
            <text:p>158.2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89" table:style-name="ce2">
            <text:p>9.89</text:p>
          </table:table-cell>
          <table:table-cell office:value-type="string" table:style-name="ce2">
            <text:p>A TO Z AUTO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67" table:style-name="ce2">
            <text:p>49.67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79" table:style-name="ce2">
            <text:p>15.79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.28" table:style-name="ce2">
            <text:p>30.28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.08" table:style-name="ce2">
            <text:p>32.08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89" table:style-name="ce2">
            <text:p>7.89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.900000000000006" table:style-name="ce2">
            <text:p>79.9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6.76" table:style-name="ce2">
            <text:p>146.76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4.34" table:style-name="ce2">
            <text:p>474.34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08" table:style-name="ce2">
            <text:p>15.08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.670000000000002" table:style-name="ce2">
            <text:p>17.67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.340000000000003" table:style-name="ce2">
            <text:p>34.34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.83" table:style-name="ce2">
            <text:p>52.83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57" table:style-name="ce2">
            <text:p>28.57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97" table:style-name="ce2">
            <text:p>11.97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.899999999999999" table:style-name="ce2">
            <text:p>19.9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49" table:style-name="ce2">
            <text:p>11.49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96" table:style-name="ce2">
            <text:p>28.96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9.25" table:style-name="ce2">
            <text:p>169.25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06" table:style-name="ce2">
            <text:p>28.06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77" table:style-name="ce2">
            <text:p>20.77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91" table:style-name="ce2">
            <text:p>8.91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4.34" table:style-name="ce2">
            <text:p>474.34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14" table:style-name="ce2">
            <text:p>8.14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79" table:style-name="ce2">
            <text:p>15.79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12" table:style-name="ce2">
            <text:p>24.12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.48" table:style-name="ce2">
            <text:p>60.48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.89" table:style-name="ce2">
            <text:p>118.89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73" table:style-name="ce2">
            <text:p>24.73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.69" table:style-name="ce2">
            <text:p>50.6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.75" table:style-name="ce2">
            <text:p>96.7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97999999999999" table:style-name="ce2">
            <text:p>154.9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.16" table:style-name="ce2">
            <text:p>67.1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.66" table:style-name="ce2">
            <text:p>23.6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66" table:style-name="ce2">
            <text:p>82.6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84" table:style-name="ce2">
            <text:p>15.84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9.76" table:style-name="ce2">
            <text:p>239.76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84" table:style-name="ce2">
            <text:p>13.84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76" table:style-name="ce2">
            <text:p>41.76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.24" table:style-name="ce2">
            <text:p>30.24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74" table:style-name="ce2">
            <text:p>54.74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.18" table:style-name="ce2">
            <text:p>44.18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.28" table:style-name="ce2">
            <text:p>55.28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3.48" table:style-name="ce2">
            <text:p>783.48</text:p>
          </table:table-cell>
          <table:table-cell office:value-type="string" table:style-name="ce2">
            <text:p>NORTON WAY HON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93" table:style-name="ce2">
            <text:p>15.93</text:p>
          </table:table-cell>
          <table:table-cell office:value-type="string" table:style-name="ce2">
            <text:p>NORTON WAY HON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7.9" table:style-name="ce2">
            <text:p>197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2.15" table:style-name="ce2">
            <text:p>782.1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9.34" table:style-name="ce2">
            <text:p>239.34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3.8" table:style-name="ce2">
            <text:p>423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1.9" table:style-name="ce2">
            <text:p>221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1.9" table:style-name="ce2">
            <text:p>251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750.99" table:style-name="ce2">
            <text:p>26750.99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87.91" table:style-name="ce2">
            <text:p>1987.91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45" table:style-name="ce2">
            <text:p>12.45</text:p>
          </table:table-cell>
          <table:table-cell office:value-type="string" table:style-name="ce2">
            <text:p>MOTUS TRUCK &amp; VA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7.89" table:style-name="ce2">
            <text:p>207.89</text:p>
          </table:table-cell>
          <table:table-cell office:value-type="string" table:style-name="ce2">
            <text:p>MOTUS TRUCK &amp; VA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.440000000000001" table:style-name="ce2">
            <text:p>19.44</text:p>
          </table:table-cell>
          <table:table-cell office:value-type="string" table:style-name="ce2">
            <text:p>MOTUS TRUCK &amp; VA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0.43" table:style-name="ce2">
            <text:p>480.43</text:p>
          </table:table-cell>
          <table:table-cell office:value-type="string" table:style-name="ce2">
            <text:p>NORTON WAY PEUGEO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2.09" table:style-name="ce2">
            <text:p>122.0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9" table:style-name="ce2">
            <text:p>11.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5.88999999999999" table:style-name="ce2">
            <text:p>155.8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9" table:style-name="ce2">
            <text:p>11.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.24" table:style-name="ce2">
            <text:p>39.2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40.62" table:style-name="ce2">
            <text:p>940.6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86000000000001" table:style-name="ce2">
            <text:p>154.86</text:p>
          </table:table-cell>
          <table:table-cell office:value-type="string" table:style-name="ce2">
            <text:p>WESTAWAY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07" table:style-name="ce2">
            <text:p>42.07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5.09" table:style-name="ce2">
            <text:p>255.0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.91" table:style-name="ce2">
            <text:p>31.9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.92" table:style-name="ce2">
            <text:p>44.9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.45" table:style-name="ce2">
            <text:p>45.4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.57" table:style-name="ce2">
            <text:p>150.5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5.09" table:style-name="ce2">
            <text:p>255.0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.27" table:style-name="ce2">
            <text:p>21.2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86" table:style-name="ce2">
            <text:p>41.8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96" table:style-name="ce2">
            <text:p>10.9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.290000000000006" table:style-name="ce2">
            <text:p>75.2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3" table:style-name="ce2">
            <text:p>4.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1.89" table:style-name="ce2">
            <text:p>181.8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3.3" table:style-name="ce2">
            <text:p>313.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34" table:style-name="ce2">
            <text:p>5.3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5399999999999991" table:style-name="ce2">
            <text:p>9.5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.290000000000006" table:style-name="ce2">
            <text:p>75.2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3" table:style-name="ce2">
            <text:p>4.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.02" table:style-name="ce2">
            <text:p>103.0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.58000000000001" table:style-name="ce2">
            <text:p>150.5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.66" table:style-name="ce2">
            <text:p>97.6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3.86000000000001" table:style-name="ce2">
            <text:p>143.8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3.92" table:style-name="ce2">
            <text:p>353.9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1.63" table:style-name="ce2">
            <text:p>141.6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19" table:style-name="ce2">
            <text:p>88.19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7.65" table:style-name="ce2">
            <text:p>87.6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86" table:style-name="ce2">
            <text:p>28.86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90" table:style-name="ce2">
            <text:p>3090</text:p>
          </table:table-cell>
          <table:table-cell office:value-type="string" table:style-name="ce2">
            <text:p>SYNETIQ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3.95999999999998" table:style-name="ce2">
            <text:p>273.96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5.56" table:style-name="ce2">
            <text:p>205.56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3.79" table:style-name="ce2">
            <text:p>433.79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2.91" table:style-name="ce2">
            <text:p>42.91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1.68" table:style-name="ce2">
            <text:p>141.6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0.5" table:style-name="ce2">
            <text:p>190.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84" table:style-name="ce2">
            <text:p>81.8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3" table:style-name="ce2">
            <text:p>12.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1.08" table:style-name="ce2">
            <text:p>441.0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.28" table:style-name="ce2">
            <text:p>105.2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9.1" table:style-name="ce2">
            <text:p>869.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3.11" table:style-name="ce2">
            <text:p>253.1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.64" table:style-name="ce2">
            <text:p>35.6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5.32" table:style-name="ce2">
            <text:p>305.3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5.83000000000001" table:style-name="ce2">
            <text:p>155.8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5.84" table:style-name="ce2">
            <text:p>175.8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6.14" table:style-name="ce2">
            <text:p>116.1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4.56" table:style-name="ce2">
            <text:p>344.5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1.85000000000002" table:style-name="ce2">
            <text:p>321.8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0.23" table:style-name="ce2">
            <text:p>750.2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40.32000000000005" table:style-name="ce2">
            <text:p>640.3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1.88" table:style-name="ce2">
            <text:p>121.8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0.98" table:style-name="ce2">
            <text:p>250.9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4.6" table:style-name="ce2">
            <text:p>104.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55" table:style-name="ce2">
            <text:p>1.5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1.74" table:style-name="ce2">
            <text:p>131.74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1" table:style-name="ce2">
            <text:p>6.1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1.41999999999996" table:style-name="ce2">
            <text:p>521.42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9.44" table:style-name="ce2">
            <text:p>169.44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9.73" table:style-name="ce2">
            <text:p>389.73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.07" table:style-name="ce2">
            <text:p>30.07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8" table:style-name="ce2">
            <text:p>12.8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1.39" table:style-name="ce2">
            <text:p>921.39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.23" table:style-name="ce2">
            <text:p>66.23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3.8" table:style-name="ce2">
            <text:p>173.8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1.7" table:style-name="ce2">
            <text:p>451.7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1.55" table:style-name="ce2">
            <text:p>771.55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1.88" table:style-name="ce2">
            <text:p>591.8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.099999999999994" table:style-name="ce2">
            <text:p>80.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3.02" table:style-name="ce2">
            <text:p>223.0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2" table:style-name="ce2">
            <text:p>49.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1.75" table:style-name="ce2">
            <text:p>161.7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55" table:style-name="ce2">
            <text:p>13.5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7.42" table:style-name="ce2">
            <text:p>377.4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1.13" table:style-name="ce2">
            <text:p>101.1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.76" table:style-name="ce2">
            <text:p>102.7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8.03" table:style-name="ce2">
            <text:p>378.0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2.27" table:style-name="ce2">
            <text:p>192.27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2.31" table:style-name="ce2">
            <text:p>312.3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7.08000000000001" table:style-name="ce2">
            <text:p>157.0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8.51" table:style-name="ce2">
            <text:p>148.5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2" table:style-name="ce2">
            <text:p>41.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1.95" table:style-name="ce2">
            <text:p>181.9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76" table:style-name="ce2">
            <text:p>8.7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84" table:style-name="ce2">
            <text:p>13.8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7.41" table:style-name="ce2">
            <text:p>557.4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.62" table:style-name="ce2">
            <text:p>84.6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4.44" table:style-name="ce2">
            <text:p>434.4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8" table:style-name="ce2">
            <text:p>12.8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7.78" table:style-name="ce2">
            <text:p>147.78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1.48" table:style-name="ce2">
            <text:p>101.48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3.12" table:style-name="ce2">
            <text:p>243.12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17.26" table:style-name="ce2">
            <text:p>917.26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1.57000000000005" table:style-name="ce2">
            <text:p>531.57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6.31" table:style-name="ce2">
            <text:p>176.31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9.95" table:style-name="ce2">
            <text:p>119.95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16" table:style-name="ce2">
            <text:p>49.16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8" table:style-name="ce2">
            <text:p>12.8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2.85" table:style-name="ce2">
            <text:p>172.85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73" table:style-name="ce2">
            <text:p>15.73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7.88" table:style-name="ce2">
            <text:p>257.88</text:p>
          </table:table-cell>
          <table:table-cell office:value-type="string" table:style-name="ce2">
            <text:p>HALFORD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1.2" table:style-name="ce2">
            <text:p>211.2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8.76" table:style-name="ce2">
            <text:p>168.76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5.56" table:style-name="ce2">
            <text:p>235.56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5.66999999999996" table:style-name="ce2">
            <text:p>525.67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8.52" table:style-name="ce2">
            <text:p>308.52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0.22" table:style-name="ce2">
            <text:p>230.22</text:p>
          </table:table-cell>
          <table:table-cell office:value-type="string" table:style-name="ce2">
            <text:p>APASE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.43" table:style-name="ce2">
            <text:p>90.4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8.7" table:style-name="ce2">
            <text:p>178.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2.08" table:style-name="ce2">
            <text:p>202.0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1.86" table:style-name="ce2">
            <text:p>191.8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77" table:style-name="ce2">
            <text:p>68.7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.920000000000002" table:style-name="ce2">
            <text:p>19.9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5.46" table:style-name="ce2">
            <text:p>585.4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9.24" table:style-name="ce2">
            <text:p>119.2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.6" table:style-name="ce2">
            <text:p>39.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.07" table:style-name="ce2">
            <text:p>90.0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.21" table:style-name="ce2">
            <text:p>35.2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.36" table:style-name="ce2">
            <text:p>55.3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6.09" table:style-name="ce2">
            <text:p>176.09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9.61000000000001" table:style-name="ce2">
            <text:p>159.61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.94999999999999" table:style-name="ce2">
            <text:p>139.95</text:p>
          </table:table-cell>
          <table:table-cell office:value-type="string" table:style-name="ce2">
            <text:p>ELLIOT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86" table:style-name="ce2">
            <text:p>24.86</text:p>
          </table:table-cell>
          <table:table-cell office:value-type="string" table:style-name="ce2">
            <text:p>CLOSE MOTOR COMPANY T/A CLOSE MITSUBISH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2.91" table:style-name="ce2">
            <text:p>172.91</text:p>
          </table:table-cell>
          <table:table-cell office:value-type="string" table:style-name="ce2">
            <text:p>CLOSE MOTOR COMPANY T/A CLOSE MITSUBISH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2.4" table:style-name="ce2">
            <text:p>692.4</text:p>
          </table:table-cell>
          <table:table-cell office:value-type="string" table:style-name="ce2">
            <text:p>CLOSE MOTOR COMPANY T/A CLOSE MITSUBISH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33" table:style-name="ce2">
            <text:p>28.33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21" table:style-name="ce2">
            <text:p>13.21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71" table:style-name="ce2">
            <text:p>10.71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.84" table:style-name="ce2">
            <text:p>58.84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9.74" table:style-name="ce2">
            <text:p>239.74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49" table:style-name="ce2">
            <text:p>41.49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4.45" table:style-name="ce2">
            <text:p>184.4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6.25" table:style-name="ce2">
            <text:p>136.2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72" table:style-name="ce2">
            <text:p>13.7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6.27999999999997" table:style-name="ce2">
            <text:p>286.2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2" table:style-name="ce2">
            <text:p>11.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.319999999999993" table:style-name="ce2">
            <text:p>66.3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1.54" table:style-name="ce2">
            <text:p>171.5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08" table:style-name="ce2">
            <text:p>41.0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22" table:style-name="ce2">
            <text:p>68.2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.29" table:style-name="ce2">
            <text:p>29.2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.54" table:style-name="ce2">
            <text:p>55.5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8.28" table:style-name="ce2">
            <text:p>188.2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1.37" table:style-name="ce2">
            <text:p>231.3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1.54" table:style-name="ce2">
            <text:p>171.5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828.74" table:style-name="ce2">
            <text:p>28828.74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94.15" table:style-name="ce2">
            <text:p>1694.15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91.57" table:style-name="ce2">
            <text:p>3091.57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476.490000000002" table:style-name="ce2">
            <text:p>19476.49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23.6500000000001" table:style-name="ce2">
            <text:p>1123.65</text:p>
          </table:table-cell>
          <table:table-cell office:value-type="string" table:style-name="ce2">
            <text:p>ST NEOTS MOTORCYLE COMPAN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84" table:style-name="ce2">
            <text:p>28.84</text:p>
          </table:table-cell>
          <table:table-cell office:value-type="string" table:style-name="ce2">
            <text:p>RGR GARAGES (CRANFIELD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0.18" table:style-name="ce2">
            <text:p>210.18</text:p>
          </table:table-cell>
          <table:table-cell office:value-type="string" table:style-name="ce2">
            <text:p>RGR GARAGES (CRANFIELD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1.79" table:style-name="ce2">
            <text:p>131.79</text:p>
          </table:table-cell>
          <table:table-cell office:value-type="string" table:style-name="ce2">
            <text:p>GSF CAR PART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.27" table:style-name="ce2">
            <text:p>27.27</text:p>
          </table:table-cell>
          <table:table-cell office:value-type="string" table:style-name="ce2">
            <text:p>GSF CAR PART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72" table:style-name="ce2">
            <text:p>26.72</text:p>
          </table:table-cell>
          <table:table-cell office:value-type="string" table:style-name="ce2">
            <text:p>GSF CAR PART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.45" table:style-name="ce2">
            <text:p>27.45</text:p>
          </table:table-cell>
          <table:table-cell office:value-type="string" table:style-name="ce2">
            <text:p>GSF CAR PART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4.11" table:style-name="ce2">
            <text:p>194.11</text:p>
          </table:table-cell>
          <table:table-cell office:value-type="string" table:style-name="ce2">
            <text:p>GSF CAR PART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2">
            <text:p>INTERCOUNTY TRUCK &amp; VA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4.5" table:style-name="ce2">
            <text:p>684.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7.8" table:style-name="ce2">
            <text:p>397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7.8" table:style-name="ce2">
            <text:p>497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.59" table:style-name="ce2">
            <text:p>203.59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501.94" table:style-name="ce2">
            <text:p>8501.94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5.6" table:style-name="ce2">
            <text:p>115.6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9.73" table:style-name="ce2">
            <text:p>169.73</text:p>
          </table:table-cell>
          <table:table-cell office:value-type="string" table:style-name="ce2">
            <text:p>SYTNER HIGH WYCOMB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.65" table:style-name="ce2">
            <text:p>185.65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3.94" table:style-name="ce2">
            <text:p>133.94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5.52999999999997" table:style-name="ce2">
            <text:p>295.53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8.15" table:style-name="ce2">
            <text:p>138.15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.65" table:style-name="ce2">
            <text:p>127.65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.76" table:style-name="ce2">
            <text:p>29.76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17" table:style-name="ce2">
            <text:p>15.17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23" table:style-name="ce2">
            <text:p>7.23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3.43" table:style-name="ce2">
            <text:p>283.43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.76" table:style-name="ce2">
            <text:p>29.76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5.31" table:style-name="ce2">
            <text:p>155.31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0.24" table:style-name="ce2">
            <text:p>180.24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.19" table:style-name="ce2">
            <text:p>96.19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3.57" table:style-name="ce2">
            <text:p>143.57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0.24" table:style-name="ce2">
            <text:p>180.24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33" table:style-name="ce2">
            <text:p>15.33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1.47000000000003" table:style-name="ce2">
            <text:p>291.47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4.56" table:style-name="ce2">
            <text:p>124.56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66" table:style-name="ce2">
            <text:p>88.66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.9" table:style-name="ce2">
            <text:p>99.9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9.9" table:style-name="ce2">
            <text:p>119.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6.87" table:style-name="ce2">
            <text:p>486.8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.11" table:style-name="ce2">
            <text:p>36.1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6.24" table:style-name="ce2">
            <text:p>306.2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73.25" table:style-name="ce2">
            <text:p>1773.25</text:p>
          </table:table-cell>
          <table:table-cell office:value-type="string" table:style-name="ce2">
            <text:p>VOLVO CARS MAIDENHEAD ENDEAVOU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9.15" table:style-name="ce2">
            <text:p>159.15</text:p>
          </table:table-cell>
          <table:table-cell office:value-type="string" table:style-name="ce2">
            <text:p>VOLVO CARS MAIDENHEAD ENDEAVOU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1.77" table:style-name="ce2">
            <text:p>341.77</text:p>
          </table:table-cell>
          <table:table-cell office:value-type="string" table:style-name="ce2">
            <text:p>VOLVO CARS MAIDENHEAD ENDEAVOU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JHM BUTT &amp;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string" table:style-name="ce2">
            <text:p>BRISTOL STREET BANBUR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5.39" table:style-name="ce2">
            <text:p>515.39</text:p>
          </table:table-cell>
          <table:table-cell office:value-type="string" table:style-name="ce2">
            <text:p>BRISTOL STREET BANBUR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43" table:style-name="ce2">
            <text:p>88.43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0.07" table:style-name="ce2">
            <text:p>300.0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.55" table:style-name="ce2">
            <text:p>25.5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.35" table:style-name="ce2">
            <text:p>53.3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08" table:style-name="ce2">
            <text:p>4.0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.92" table:style-name="ce2">
            <text:p>73.9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1.76" table:style-name="ce2">
            <text:p>221.7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5399999999999991" table:style-name="ce2">
            <text:p>9.5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0.7" table:style-name="ce2">
            <text:p>470.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5.7" table:style-name="ce2">
            <text:p>115.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.23" table:style-name="ce2">
            <text:p>53.2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.55000000000001" table:style-name="ce2">
            <text:p>132.5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.92" table:style-name="ce2">
            <text:p>51.9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11" table:style-name="ce2">
            <text:p>11.1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6.24" table:style-name="ce2">
            <text:p>136.2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08" table:style-name="ce2">
            <text:p>4.0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18.14" table:style-name="ce2">
            <text:p>2218.1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.35" table:style-name="ce2">
            <text:p>84.3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1.43" table:style-name="ce2">
            <text:p>241.4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25" table:style-name="ce2">
            <text:p>88.2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.7" table:style-name="ce2">
            <text:p>110.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23" table:style-name="ce2">
            <text:p>7.2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4.23" table:style-name="ce2">
            <text:p>384.2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7.89" table:style-name="ce2">
            <text:p>167.8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76" table:style-name="ce2">
            <text:p>88.76</text:p>
          </table:table-cell>
          <table:table-cell office:value-type="string" table:style-name="ce2">
            <text:p>JOHNSONS HON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HARTWELL ABINGD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9.94" table:style-name="ce2">
            <text:p>709.94</text:p>
          </table:table-cell>
          <table:table-cell office:value-type="string" table:style-name="ce2">
            <text:p>KINGS TWO WHEEL CENTR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.51" table:style-name="ce2">
            <text:p>118.51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.59" table:style-name="ce2">
            <text:p>130.5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54" table:style-name="ce2">
            <text:p>12.54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2.67" table:style-name="ce2">
            <text:p>372.67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6.75" table:style-name="ce2">
            <text:p>186.7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3.64" table:style-name="ce2">
            <text:p>403.64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7.34" table:style-name="ce2">
            <text:p>107.34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.38" table:style-name="ce2">
            <text:p>99.38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2.37" table:style-name="ce2">
            <text:p>482.37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6.04" table:style-name="ce2">
            <text:p>196.04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2.5" table:style-name="ce2">
            <text:p>152.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.26" table:style-name="ce2">
            <text:p>35.2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5.54999999999995" table:style-name="ce2">
            <text:p>535.5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6.72" table:style-name="ce2">
            <text:p>406.72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0.86" table:style-name="ce2">
            <text:p>470.8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9.1" table:style-name="ce2">
            <text:p>439.1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8.15" table:style-name="ce2">
            <text:p>138.1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1.51" table:style-name="ce2">
            <text:p>161.51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5" table:style-name="ce2">
            <text:p>49.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.270000000000003" table:style-name="ce2">
            <text:p>35.27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8.43" table:style-name="ce2">
            <text:p>468.43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05" table:style-name="ce2">
            <text:p>26.0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.62" table:style-name="ce2">
            <text:p>31.62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8.13" table:style-name="ce2">
            <text:p>268.13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38" table:style-name="ce2">
            <text:p>10.38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1.72" table:style-name="ce2">
            <text:p>161.72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1.67" table:style-name="ce2">
            <text:p>91.6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89" table:style-name="ce2">
            <text:p>6.8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.07" table:style-name="ce2">
            <text:p>29.0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4.08" table:style-name="ce2">
            <text:p>64.0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09" table:style-name="ce2">
            <text:p>12.0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15" table:style-name="ce2">
            <text:p>10.1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45" table:style-name="ce2">
            <text:p>42.4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55000000000001" table:style-name="ce2">
            <text:p>154.5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78" table:style-name="ce2">
            <text:p>82.7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98" table:style-name="ce2">
            <text:p>15.9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32" table:style-name="ce2">
            <text:p>15.3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.02" table:style-name="ce2">
            <text:p>105.0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.020000000000003" table:style-name="ce2">
            <text:p>38.0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1.67" table:style-name="ce2">
            <text:p>91.6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5.87" table:style-name="ce2">
            <text:p>135.8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1.25" table:style-name="ce2">
            <text:p>291.2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41" table:style-name="ce2">
            <text:p>9.4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66" table:style-name="ce2">
            <text:p>10.6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17" table:style-name="ce2">
            <text:p>5.1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84" table:style-name="ce2">
            <text:p>8.8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.24" table:style-name="ce2">
            <text:p>53.2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1.46" table:style-name="ce2">
            <text:p>111.4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03" table:style-name="ce2">
            <text:p>6.0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3.34" table:style-name="ce2">
            <text:p>223.3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3.75" table:style-name="ce2">
            <text:p>183.7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54" table:style-name="ce2">
            <text:p>15.5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09" table:style-name="ce2">
            <text:p>12.0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16" table:style-name="ce2">
            <text:p>10.1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30.81" table:style-name="ce2">
            <text:p>3930.8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.32" table:style-name="ce2">
            <text:p>103.3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.840000000000003" table:style-name="ce2">
            <text:p>38.8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46" table:style-name="ce2">
            <text:p>15.46</text:p>
          </table:table-cell>
          <table:table-cell office:value-type="string" table:style-name="ce2">
            <text:p>JOHNSONS MITSUBISHI / MAZ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34.38" table:style-name="ce2">
            <text:p>634.38</text:p>
          </table:table-cell>
          <table:table-cell office:value-type="string" table:style-name="ce2">
            <text:p>JOHNSONS MITSUBISHI / MAZ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14.93" table:style-name="ce2">
            <text:p>1014.93</text:p>
          </table:table-cell>
          <table:table-cell office:value-type="string" table:style-name="ce2">
            <text:p>BMW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5.33999999999997" table:style-name="ce2">
            <text:p>305.34</text:p>
          </table:table-cell>
          <table:table-cell office:value-type="string" table:style-name="ce2">
            <text:p>BMW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3.36" table:style-name="ce2">
            <text:p>873.36</text:p>
          </table:table-cell>
          <table:table-cell office:value-type="string" table:style-name="ce2">
            <text:p>BMW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.23" table:style-name="ce2">
            <text:p>235.23</text:p>
          </table:table-cell>
          <table:table-cell office:value-type="string" table:style-name="ce2">
            <text:p>BMW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49.24" table:style-name="ce2">
            <text:p>749.24</text:p>
          </table:table-cell>
          <table:table-cell office:value-type="string" table:style-name="ce2">
            <text:p>BMW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.4" table:style-name="ce2">
            <text:p>32.4</text:p>
          </table:table-cell>
          <table:table-cell office:value-type="string" table:style-name="ce2">
            <text:p>BMW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4" table:style-name="ce2">
            <text:p>26.4</text:p>
          </table:table-cell>
          <table:table-cell office:value-type="string" table:style-name="ce2">
            <text:p>FS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6.25" table:style-name="ce2">
            <text:p>1296.25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290.38" table:style-name="ce2">
            <text:p>11290.38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.9" table:style-name="ce2">
            <text:p>44.9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1.82000000000005" table:style-name="ce2">
            <text:p>551.82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1.6" table:style-name="ce2">
            <text:p>141.6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14.04" table:style-name="ce2">
            <text:p>1214.04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.46" table:style-name="ce2">
            <text:p>92.46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6.6" table:style-name="ce2">
            <text:p>156.6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.3" table:style-name="ce2">
            <text:p>60.3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.80000000000001" table:style-name="ce2">
            <text:p>145.8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.2" table:style-name="ce2">
            <text:p>55.2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9.04" table:style-name="ce2">
            <text:p>729.04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5.1" table:style-name="ce2">
            <text:p>395.1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A J ENGINEERING SERVIC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6.24" table:style-name="ce2">
            <text:p>336.24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7.03" table:style-name="ce2">
            <text:p>147.03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.23" table:style-name="ce2">
            <text:p>22.23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.97" table:style-name="ce2">
            <text:p>55.97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7.2" table:style-name="ce2">
            <text:p>177.2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0199999999999996" table:style-name="ce2">
            <text:p>4.02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.700000000000003" table:style-name="ce2">
            <text:p>39.7</text:p>
          </table:table-cell>
          <table:table-cell office:value-type="string" table:style-name="ce2">
            <text:p>JOHNSONS HYUNDA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.849999999999994" table:style-name="ce2">
            <text:p>80.85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3.74" table:style-name="ce2">
            <text:p>173.74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6" table:style-name="ro1">
          <table:table-cell office:value-type="float" office:value="49.5" table:style-name="ce2">
            <text:p>49.5</text:p>
          </table:table-cell>
          <table:table-cell office:value-type="string" table:style-name="ce2">
            <text:p>CHARTERS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.5" table:style-name="ce2">
            <text:p>12.5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4.63" table:style-name="ce2">
            <text:p>864.63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40.42" table:style-name="ce2">
            <text:p>8140.42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006.28" table:style-name="ce2">
            <text:p>12006.28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7.26" table:style-name="ce2">
            <text:p>227.26</text:p>
          </table:table-cell>
          <table:table-cell office:value-type="string" table:style-name="ce2">
            <text:p>KLC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.7" table:style-name="ce2">
            <text:p>86.7</text:p>
          </table:table-cell>
          <table:table-cell office:value-type="string" table:style-name="ce2">
            <text:p>KLC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0.5" table:style-name="ce2">
            <text:p>120.5</text:p>
          </table:table-cell>
          <table:table-cell office:value-type="string" table:style-name="ce2">
            <text:p>KLC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.12" table:style-name="ce2">
            <text:p>22.12</text:p>
          </table:table-cell>
          <table:table-cell office:value-type="string" table:style-name="ce2">
            <text:p>KLC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.13" table:style-name="ce2">
            <text:p>22.13</text:p>
          </table:table-cell>
          <table:table-cell office:value-type="string" table:style-name="ce2">
            <text:p>EDEN VAUXHALL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5" table:style-name="ce2">
            <text:p>28.5</text:p>
          </table:table-cell>
          <table:table-cell office:value-type="string" table:style-name="ce2">
            <text:p>EDEN VAUXHALL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6.41" table:style-name="ce2">
            <text:p>136.4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.41" table:style-name="ce2">
            <text:p>129.4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66" table:style-name="ce2">
            <text:p>2.6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.92" table:style-name="ce2">
            <text:p>86.9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18" table:style-name="ce2">
            <text:p>26.1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.69" table:style-name="ce2">
            <text:p>31.6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3.58999999999997" table:style-name="ce2">
            <text:p>283.5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95" table:style-name="ce2">
            <text:p>1.9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.600000000000001" table:style-name="ce2">
            <text:p>16.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1.41999999999999" table:style-name="ce2">
            <text:p>161.4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9.35000000000002" table:style-name="ce2">
            <text:p>259.3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.23" table:style-name="ce2">
            <text:p>46.2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.51" table:style-name="ce2">
            <text:p>61.5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45" table:style-name="ce2">
            <text:p>13.4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95" table:style-name="ce2">
            <text:p>24.9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84" table:style-name="ce2">
            <text:p>8.8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6.23" table:style-name="ce2">
            <text:p>116.2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96" table:style-name="ce2">
            <text:p>5.9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7200000000000006" table:style-name="ce2">
            <text:p>8.7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1.33" table:style-name="ce2">
            <text:p>201.3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84" table:style-name="ce2">
            <text:p>8.8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.86" table:style-name="ce2">
            <text:p>102.8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260000000000002" table:style-name="ce2">
            <text:p>20.2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.459999999999994" table:style-name="ce2">
            <text:p>76.4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.2" table:style-name="ce2">
            <text:p>67.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44" table:style-name="ce2">
            <text:p>28.4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32" table:style-name="ce2">
            <text:p>28.3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6.89" table:style-name="ce2">
            <text:p>736.8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.33" table:style-name="ce2">
            <text:p>60.3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.17" table:style-name="ce2">
            <text:p>32.1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5.33" table:style-name="ce2">
            <text:p>85.3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84" table:style-name="ce2">
            <text:p>8.8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1.25" table:style-name="ce2">
            <text:p>291.2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27" table:style-name="ce2">
            <text:p>15.2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74" table:style-name="ce2">
            <text:p>8.7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.28" table:style-name="ce2">
            <text:p>55.2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38" table:style-name="ce2">
            <text:p>54.3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.600000000000001" table:style-name="ce2">
            <text:p>16.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18" table:style-name="ce2">
            <text:p>13.1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.81" table:style-name="ce2">
            <text:p>87.8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9.03" table:style-name="ce2">
            <text:p>209.03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.79" table:style-name="ce2">
            <text:p>103.79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4.06" table:style-name="ce2">
            <text:p>134.06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3.95" table:style-name="ce2">
            <text:p>273.95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6.36" table:style-name="ce2">
            <text:p>106.36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5.8" table:style-name="ce2">
            <text:p>175.8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07" table:style-name="ce2">
            <text:p>9.0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.18" table:style-name="ce2">
            <text:p>132.1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.03" table:style-name="ce2">
            <text:p>38.0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65" table:style-name="ce2">
            <text:p>20.6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.6" table:style-name="ce2">
            <text:p>21.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86" table:style-name="ce2">
            <text:p>54.8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5.64" table:style-name="ce2">
            <text:p>175.6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.25" table:style-name="ce2">
            <text:p>46.2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79" table:style-name="ce2">
            <text:p>54.7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.52" table:style-name="ce2">
            <text:p>61.52</text:p>
          </table:table-cell>
          <table:table-cell office:value-type="string" table:style-name="ce2">
            <text:p>A TO Z AUTO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.45" table:style-name="ce2">
            <text:p>25.45</text:p>
          </table:table-cell>
          <table:table-cell office:value-type="string" table:style-name="ce2">
            <text:p>A TO Z AUTO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string" table:style-name="ce2">
            <text:p>YORK, WARD &amp; ROWLAT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4.52" table:style-name="ce2">
            <text:p>174.52</text:p>
          </table:table-cell>
          <table:table-cell office:value-type="string" table:style-name="ce2">
            <text:p>APASE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0.26" table:style-name="ce2">
            <text:p>280.2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5" table:style-name="ce2">
            <text:p>20.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0.26" table:style-name="ce2">
            <text:p>280.2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1.63" table:style-name="ce2">
            <text:p>121.63</text:p>
          </table:table-cell>
          <table:table-cell office:value-type="string" table:style-name="ce2">
            <text:p>WOLLASTON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1.66" table:style-name="ce2">
            <text:p>101.6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8.85" table:style-name="ce2">
            <text:p>148.8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.31" table:style-name="ce2">
            <text:p>47.3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5.47999999999999" table:style-name="ce2">
            <text:p>135.48</text:p>
          </table:table-cell>
          <table:table-cell office:value-type="string" table:style-name="ce2">
            <text:p>WESTAWAY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5.33" table:style-name="ce2">
            <text:p>215.33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26.92" table:style-name="ce2">
            <text:p>4626.92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122.61" table:style-name="ce2">
            <text:p>18122.61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2">
            <text:p>FENLAKE AUTO ELECTRICAL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INTERCOUNTY TRUCK &amp; VA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.5" table:style-name="ce2">
            <text:p>51.5</text:p>
          </table:table-cell>
          <table:table-cell office:value-type="string" table:style-name="ce2">
            <text:p>INTERCOUNTY TRUCK &amp; VA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CHUBB F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3.8" table:style-name="ce2">
            <text:p>483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1.85" table:style-name="ce2">
            <text:p>251.8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1.8" table:style-name="ce2">
            <text:p>271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1.8" table:style-name="ce2">
            <text:p>361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3.8" table:style-name="ce2">
            <text:p>503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3.9" table:style-name="ce2">
            <text:p>133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1.24" table:style-name="ce2">
            <text:p>191.24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16.6999999999998" table:style-name="ce2">
            <text:p>2516.7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.6" table:style-name="ce2">
            <text:p>153.6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4.77" table:style-name="ce2">
            <text:p>164.77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.6" table:style-name="ce2">
            <text:p>153.6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3.87" table:style-name="ce2">
            <text:p>173.87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7.4" table:style-name="ce2">
            <text:p>337.4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88.1300000000001" table:style-name="ce2">
            <text:p>1088.13</text:p>
          </table:table-cell>
          <table:table-cell office:value-type="string" table:style-name="ce2">
            <text:p>CALTEC (ATC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REDBOURN MOT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2.96" table:style-name="ce2">
            <text:p>172.9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6.19" table:style-name="ce2">
            <text:p>686.19</text:p>
          </table:table-cell>
          <table:table-cell office:value-type="string" table:style-name="ce2">
            <text:p>ACORN TRUCK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3.19" table:style-name="ce2">
            <text:p>413.19</text:p>
          </table:table-cell>
          <table:table-cell office:value-type="string" table:style-name="ce2">
            <text:p>LINDSTROM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7.21" table:style-name="ce2">
            <text:p>167.21</text:p>
          </table:table-cell>
          <table:table-cell office:value-type="string" table:style-name="ce2">
            <text:p>AA MOTORS (NORTH EAST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2">
            <text:p>RIDG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7.77" table:style-name="ce2">
            <text:p>667.77</text:p>
          </table:table-cell>
          <table:table-cell office:value-type="string" table:style-name="ce2">
            <text:p>T C HARRISON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.4" table:style-name="ce2">
            <text:p>56.4</text:p>
          </table:table-cell>
          <table:table-cell office:value-type="string" table:style-name="ce2">
            <text:p>STEVEN EAGELL TOYOT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22" table:style-name="ce2">
            <text:p>41.22</text:p>
          </table:table-cell>
          <table:table-cell office:value-type="string" table:style-name="ce2">
            <text:p>HALFORD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.459999999999994" table:style-name="ce2">
            <text:p>77.46</text:p>
          </table:table-cell>
          <table:table-cell office:value-type="string" table:style-name="ce2">
            <text:p>HALFORD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310.919999999998" table:style-name="ce2">
            <text:p>18310.92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267.62" table:style-name="ce2">
            <text:p>23267.62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.7" table:style-name="ce2">
            <text:p>86.7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2">
            <text:p>RIDG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RIDG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4.55" table:style-name="ce2">
            <text:p>674.55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.16999999999999" table:style-name="ce2">
            <text:p>132.17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7.37" table:style-name="ce2">
            <text:p>1547.37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29.3800000000001" table:style-name="ce2">
            <text:p>1229.38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1.91" table:style-name="ce2">
            <text:p>401.91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3.37" table:style-name="ce2">
            <text:p>613.37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4.64" table:style-name="ce2">
            <text:p>394.64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1.72" table:style-name="ce2">
            <text:p>541.72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4.92" table:style-name="ce2">
            <text:p>904.92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0.26" table:style-name="ce2">
            <text:p>820.26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9.78" table:style-name="ce2">
            <text:p>549.78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5.47" table:style-name="ce2">
            <text:p>345.47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9.09" table:style-name="ce2">
            <text:p>879.09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5.49" table:style-name="ce2">
            <text:p>425.49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0.56" table:style-name="ce2">
            <text:p>200.56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0.62" table:style-name="ce2">
            <text:p>370.62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3.08" table:style-name="ce2">
            <text:p>1003.08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0.17" table:style-name="ce2">
            <text:p>210.17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.99" table:style-name="ce2">
            <text:p>129.99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9.7" table:style-name="ce2">
            <text:p>359.7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WAYLANDS KIA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.6" table:style-name="ce2">
            <text:p>58.6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SPRATLEYS OF MORTIME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.62" table:style-name="ce2">
            <text:p>46.62</text:p>
          </table:table-cell>
          <table:table-cell office:value-type="string" table:style-name="ce2">
            <text:p>MENDEM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2">
            <text:p>RIDG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HALFWAY GAR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65.2" table:style-name="ce2">
            <text:p>1165.2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1.45" table:style-name="ce2">
            <text:p>481.4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8.97" table:style-name="ce2">
            <text:p>1008.97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4.75" table:style-name="ce2">
            <text:p>444.7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5.76" table:style-name="ce2">
            <text:p>345.76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25" table:style-name="ce2">
            <text:p>41.2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2.77" table:style-name="ce2">
            <text:p>662.77</text:p>
          </table:table-cell>
          <table:table-cell office:value-type="string" table:style-name="ce2">
            <text:p>SPRINGBANK SERVICE ST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.07" table:style-name="ce2">
            <text:p>50.07</text:p>
          </table:table-cell>
          <table:table-cell office:value-type="string" table:style-name="ce2">
            <text:p>CHUBB F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62.7199999999998" table:style-name="ce2">
            <text:p>2262.72</text:p>
          </table:table-cell>
          <table:table-cell office:value-type="string" table:style-name="ce2">
            <text:p>ATS EUROMASTER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7.83" table:style-name="ce2">
            <text:p>1007.83</text:p>
          </table:table-cell>
          <table:table-cell office:value-type="string" table:style-name="ce2">
            <text:p>DOUNREAY SITE RESTO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2.37" table:style-name="ce2">
            <text:p>672.37</text:p>
          </table:table-cell>
          <table:table-cell office:value-type="string" table:style-name="ce2">
            <text:p>DOUNREAY SITE RESTO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4.76" table:style-name="ce2">
            <text:p>294.76</text:p>
          </table:table-cell>
          <table:table-cell office:value-type="string" table:style-name="ce2">
            <text:p>DOUNREAY SITE RESTO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83.6300000000001" table:style-name="ce2">
            <text:p>1183.63</text:p>
          </table:table-cell>
          <table:table-cell office:value-type="string" table:style-name="ce2">
            <text:p>DOUNREAY SITE RESTO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7.52" table:style-name="ce2">
            <text:p>267.52</text:p>
          </table:table-cell>
          <table:table-cell office:value-type="string" table:style-name="ce2">
            <text:p>APPLETON ENGINEERING LEIS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50" table:style-name="ce2">
            <text:p>295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00" table:style-name="ce2">
            <text:p>15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75" table:style-name="ce2">
            <text:p>147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2.97" table:style-name="ce2">
            <text:p>482.97</text:p>
          </table:table-cell>
          <table:table-cell office:value-type="string" table:style-name="ce2">
            <text:p>PYE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13.06" table:style-name="ce2">
            <text:p>2113.06</text:p>
          </table:table-cell>
          <table:table-cell office:value-type="string" table:style-name="ce2">
            <text:p>PYE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14.22" table:style-name="ce2">
            <text:p>1314.22</text:p>
          </table:table-cell>
          <table:table-cell office:value-type="string" table:style-name="ce2">
            <text:p>LLOYD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2.26" table:style-name="ce2">
            <text:p>172.26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3.04" table:style-name="ce2">
            <text:p>333.04</text:p>
          </table:table-cell>
          <table:table-cell office:value-type="string" table:style-name="ce2">
            <text:p>SAFETY KLEEN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2">
            <text:p>ENVIROTYRE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.19999999999999" table:style-name="ce2">
            <text:p>129.2</text:p>
          </table:table-cell>
          <table:table-cell office:value-type="string" table:style-name="ce2">
            <text:p>ENVIROTYRE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4" table:style-name="ce2">
            <text:p>88.4</text:p>
          </table:table-cell>
          <table:table-cell office:value-type="string" table:style-name="ce2">
            <text:p>ENVIROTYRE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5" table:style-name="ce2">
            <text:p>49.5</text:p>
          </table:table-cell>
          <table:table-cell office:value-type="string" table:style-name="ce2">
            <text:p>CHARTERS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2.5" table:style-name="ce2">
            <text:p>102.5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4.01" table:style-name="ce2">
            <text:p>264.01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1.88" table:style-name="ce2">
            <text:p>71.88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2.53" table:style-name="ce2">
            <text:p>492.53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62.6" table:style-name="ce2">
            <text:p>1962.6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2.26" table:style-name="ce2">
            <text:p>1532.26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09.63" table:style-name="ce2">
            <text:p>4809.63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59.57" table:style-name="ce2">
            <text:p>2659.57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8.55" table:style-name="ce2">
            <text:p>1398.5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28.4" table:style-name="ce2">
            <text:p>1928.4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08.4699999999998" table:style-name="ce2">
            <text:p>2208.4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1.46" table:style-name="ce2">
            <text:p>1501.46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48.6099999999999" table:style-name="ce2">
            <text:p>1048.61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15.52" table:style-name="ce2">
            <text:p>3415.5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86.5" table:style-name="ce2">
            <text:p>1286.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7.48" table:style-name="ce2">
            <text:p>1057.48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4.5" table:style-name="ce2">
            <text:p>704.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40" table:style-name="ce2">
            <text:p>1140</text:p>
          </table:table-cell>
          <table:table-cell office:value-type="string" table:style-name="ce2">
            <text:p>REID &amp; CO ASSESSO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35.94" table:style-name="ce2">
            <text:p>1835.94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.41" table:style-name="ce2">
            <text:p>235.41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46.6600000000001" table:style-name="ce2">
            <text:p>1046.66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475.08" table:style-name="ce2">
            <text:p>7475.08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42.85" table:style-name="ce2">
            <text:p>1742.8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45.27" table:style-name="ce2">
            <text:p>945.27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0.5" table:style-name="ce2">
            <text:p>440.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4.5" table:style-name="ce2">
            <text:p>894.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4.91" table:style-name="ce2">
            <text:p>604.91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5.29" table:style-name="ce2">
            <text:p>1955.29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68.65" table:style-name="ce2">
            <text:p>2668.6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54.25" table:style-name="ce2">
            <text:p>7854.2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.74" table:style-name="ce2">
            <text:p>139.74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1.63999999999999" table:style-name="ce2">
            <text:p>131.64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.5" table:style-name="ce2">
            <text:p>102.5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1.95" table:style-name="ce2">
            <text:p>201.95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38" table:style-name="ce2">
            <text:p>81.38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8.88" table:style-name="ce2">
            <text:p>208.88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.13" table:style-name="ce2">
            <text:p>132.13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4.65" table:style-name="ce2">
            <text:p>204.65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37" table:style-name="ce2">
            <text:p>154.37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2.5" table:style-name="ce2">
            <text:p>152.5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4.23" table:style-name="ce2">
            <text:p>344.2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7.37" table:style-name="ce2">
            <text:p>307.37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3.47" table:style-name="ce2">
            <text:p>463.47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33" table:style-name="ce2">
            <text:p>95.3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6.73" table:style-name="ce2">
            <text:p>256.7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.6" table:style-name="ce2">
            <text:p>105.6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9.97000000000003" table:style-name="ce2">
            <text:p>319.97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9.5" table:style-name="ce2">
            <text:p>819.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91.84" table:style-name="ce2">
            <text:p>2891.84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68.64" table:style-name="ce2">
            <text:p>1868.64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63.27" table:style-name="ce2">
            <text:p>2563.27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5.69" table:style-name="ce2">
            <text:p>795.69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85.77" table:style-name="ce2">
            <text:p>1385.7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28.16" table:style-name="ce2">
            <text:p>2328.16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80.75" table:style-name="ce2">
            <text:p>1980.7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15.4599999999991" table:style-name="ce2">
            <text:p>8715.46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3.5" table:style-name="ce2">
            <text:p>1393.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56.95" table:style-name="ce2">
            <text:p>4956.9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0.01" table:style-name="ce2">
            <text:p>2030.01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31.37" table:style-name="ce2">
            <text:p>1431.3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.05" table:style-name="ce2">
            <text:p>195.0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5" table:style-name="ce2">
            <text:p>13.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7.17" table:style-name="ce2">
            <text:p>777.1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05.96" table:style-name="ce2">
            <text:p>5105.96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95.95" table:style-name="ce2">
            <text:p>1495.9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1.42" table:style-name="ce2">
            <text:p>2031.4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58.62" table:style-name="ce2">
            <text:p>4158.6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2">
            <text:p>REID &amp; CO ASSESSO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32.67" table:style-name="ce2">
            <text:p>4632.67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78.12" table:style-name="ce2">
            <text:p>6678.12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05.51" table:style-name="ce2">
            <text:p>3605.51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81.38" table:style-name="ce2">
            <text:p>2481.38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40.23" table:style-name="ce2">
            <text:p>2140.23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45.02" table:style-name="ce2">
            <text:p>2045.02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41.27" table:style-name="ce2">
            <text:p>7741.27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70.6300000000001" table:style-name="ce2">
            <text:p>1070.63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49.7" table:style-name="ce2">
            <text:p>2749.7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9.49" table:style-name="ce2">
            <text:p>1029.49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.47" table:style-name="ce2">
            <text:p>145.47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4.8" table:style-name="ce2">
            <text:p>314.8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6.9" table:style-name="ce2">
            <text:p>166.9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3.32" table:style-name="ce2">
            <text:p>143.32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.86" table:style-name="ce2">
            <text:p>84.86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42.43" table:style-name="ce2">
            <text:p>42.43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1.9" table:style-name="ce2">
            <text:p>251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1.9" table:style-name="ce2">
            <text:p>401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6.4" table:style-name="ce2">
            <text:p>396.4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4" table:style-name="ce2">
            <text:p>904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6.9" table:style-name="ce2">
            <text:p>456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1.80000000000001" table:style-name="ce2">
            <text:p>151.8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1.36" table:style-name="ce2">
            <text:p>871.36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8.7" table:style-name="ce2">
            <text:p>388.7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6.5" table:style-name="ce2">
            <text:p>736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.9" table:style-name="ce2">
            <text:p>185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8.9" table:style-name="ce2">
            <text:p>428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1.5" table:style-name="ce2">
            <text:p>611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.5" table:style-name="ce2">
            <text:p>203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6.5" table:style-name="ce2">
            <text:p>606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8.8" table:style-name="ce2">
            <text:p>208.8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2.11" table:style-name="ce2">
            <text:p>232.11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7.9" table:style-name="ce2">
            <text:p>487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1.5" table:style-name="ce2">
            <text:p>761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39.3" table:style-name="ce2">
            <text:p>2639.3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1.60000000000002" table:style-name="ce2">
            <text:p>261.6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5.89999999999998" table:style-name="ce2">
            <text:p>295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8.8" table:style-name="ce2">
            <text:p>208.8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55.5" table:style-name="ce2">
            <text:p>655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9.9" table:style-name="ce2">
            <text:p>229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1.55" table:style-name="ce2">
            <text:p>211.55</text:p>
          </table:table-cell>
          <table:table-cell office:value-type="string" table:style-name="ce2">
            <text:p>ADVANCED VEHICLE GLAZ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BMW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21.25" table:style-name="ce2">
            <text:p>15021.25</text:p>
          </table:table-cell>
          <table:table-cell office:value-type="string" table:style-name="ce2">
            <text:p>BMW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8916.88" table:style-name="ce2">
            <text:p>18916.88</text:p>
          </table:table-cell>
          <table:table-cell office:value-type="string" table:style-name="ce2">
            <text:p>TOYOTA (GB)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271" table:style-name="ce2">
            <text:p>18271</text:p>
          </table:table-cell>
          <table:table-cell office:value-type="string" table:style-name="ce2">
            <text:p>JAMES ALPE VEHICLE CONVERS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60.52" table:style-name="ce2">
            <text:p>6860.52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326.62" table:style-name="ce2">
            <text:p>22326.62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26055" table:style-name="ce2">
            <text:p>26055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28.75" table:style-name="ce2">
            <text:p>3428.75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34.03" table:style-name="ce2">
            <text:p>6134.03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96.51" table:style-name="ce2">
            <text:p>3996.51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66.51" table:style-name="ce2">
            <text:p>3966.51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372.54" table:style-name="ce2">
            <text:p>29372.54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7401.97" table:style-name="ce2">
            <text:p>17401.97</text:p>
          </table:table-cell>
          <table:table-cell office:value-type="string" table:style-name="ce2">
            <text:p>FORD MOTOR COMPAN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055" table:style-name="ce2">
            <text:p>26055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03.13" table:style-name="ce2">
            <text:p>13003.13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8916.88" table:style-name="ce2">
            <text:p>18916.88</text:p>
          </table:table-cell>
          <table:table-cell office:value-type="string" table:style-name="ce2">
            <text:p>TOYOTA (GB)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07.12" table:style-name="ce2">
            <text:p>2007.12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2.76" table:style-name="ce2">
            <text:p>922.76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57.5" table:style-name="ce2">
            <text:p>857.5</text:p>
          </table:table-cell>
          <table:table-cell office:value-type="string" table:style-name="ce2">
            <text:p>CHUBB F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.16" table:style-name="ce2">
            <text:p>49.16</text:p>
          </table:table-cell>
          <table:table-cell office:value-type="string" table:style-name="ce2">
            <text:p>STEVEN EAGELL TOYOTA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.84" table:style-name="ce2">
            <text:p>27.84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.99" table:style-name="ce2">
            <text:p>45.9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57" table:style-name="ce2">
            <text:p>24.5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.62" table:style-name="ce2">
            <text:p>89.6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95" table:style-name="ce2">
            <text:p>26.9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13" table:style-name="ce2">
            <text:p>7.1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.99" table:style-name="ce2">
            <text:p>22.9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95" table:style-name="ce2">
            <text:p>26.9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57" table:style-name="ce2">
            <text:p>24.5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3199999999999998" table:style-name="ce2">
            <text:p>2.3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95" table:style-name="ce2">
            <text:p>26.9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.8" table:style-name="ce2">
            <text:p>23.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.99" table:style-name="ce2">
            <text:p>22.9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98" table:style-name="ce2">
            <text:p>10.9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95" table:style-name="ce2">
            <text:p>26.9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91" table:style-name="ce2">
            <text:p>28.91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.88" table:style-name="ce2">
            <text:p>19.88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6.09" table:style-name="ce2">
            <text:p>126.09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8.5" table:style-name="ce2">
            <text:p>418.5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2.43" table:style-name="ce2">
            <text:p>222.43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4.39" table:style-name="ce2">
            <text:p>334.3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0.16" table:style-name="ce2">
            <text:p>440.1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2">
            <text:p>UNITED VAN LINE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1.5" table:style-name="ce2">
            <text:p>191.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3800000000000008" table:style-name="ce2">
            <text:p>8.3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.99" table:style-name="ce2">
            <text:p>129.99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40" table:style-name="ce2">
            <text:p>2640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1.78" table:style-name="ce2">
            <text:p>341.78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.16" table:style-name="ce2">
            <text:p>25.16</text:p>
          </table:table-cell>
          <table:table-cell office:value-type="string" table:style-name="ce2">
            <text:p>THAMES RIVIERA HOTE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2">
            <text:p>BELTON WOODS OP CO LIM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99.6" table:style-name="ce2">
            <text:p>1499.6</text:p>
          </table:table-cell>
          <table:table-cell office:value-type="string" table:style-name="ce2">
            <text:p>PALLET TRUCK WAREHOUS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NORTHERN DIVER (INT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6.38" table:style-name="ce2">
            <text:p>46.38</text:p>
          </table:table-cell>
          <table:table-cell office:value-type="string" table:style-name="ce2">
            <text:p>BIGDU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8.13" table:style-name="ce2">
            <text:p>208.13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INK TREASURY SERVICES T/A LINK ASSET S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000" table:style-name="ce2">
            <text:p>30000</text:p>
          </table:table-cell>
          <table:table-cell office:value-type="string" table:style-name="ce2">
            <text:p>HAMPTON TRUST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1.5" table:style-name="ce2">
            <text:p>171.5</text:p>
          </table:table-cell>
          <table:table-cell office:value-type="string" table:style-name="ce2">
            <text:p>JO McINTYRE TRAINING &amp; CONSULTANC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900" table:style-name="ce2">
            <text:p>6900</text:p>
          </table:table-cell>
          <table:table-cell office:value-type="string" table:style-name="ce2">
            <text:p>BURNINGSUI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.99" table:style-name="ce2">
            <text:p>5.99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5" table:style-name="ce2">
            <text:p>6.5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50" table:style-name="ce2">
            <text:p>2650</text:p>
          </table:table-cell>
          <table:table-cell office:value-type="string" table:style-name="ce2">
            <text:p>BELTON WOODS OP CO LIM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174.22" table:style-name="ce2">
            <text:p>15174.22</text:p>
          </table:table-cell>
          <table:table-cell office:value-type="string" table:style-name="ce2">
            <text:p>BERKSHIRE Y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DASH CHARIT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8.88" table:style-name="ce2">
            <text:p>308.88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RIGHTER FUTURES FOR CHILDRE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6999999999999993" table:style-name="ce2">
            <text:p>8.7</text:p>
          </table:table-cell>
          <table:table-cell office:value-type="string" table:style-name="ce2">
            <text:p>MR T GRESSWELL T/A OXFORD TRAD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2">
            <text:p>YELLOBELLY DESIGN &amp; MARKE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2">
            <text:p>MENTAL HEALTH FIRST AID (MHFA)ENGLAND CI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string" table:style-name="ce2">
            <text:p>CK LEATHERWORK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HIL THE FARRI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41.8800000000001" table:style-name="ce2">
            <text:p>1241.88</text:p>
          </table:table-cell>
          <table:table-cell office:value-type="string" table:style-name="ce2">
            <text:p>CARR &amp; DAY &amp; MARTI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7" table:style-name="ce2">
            <text:p>11.7</text:p>
          </table:table-cell>
          <table:table-cell office:value-type="string" table:style-name="ce2">
            <text:p>RB EQUESTRIA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5" table:style-name="ce2">
            <text:p>20.5</text:p>
          </table:table-cell>
          <table:table-cell office:value-type="string" table:style-name="ce2">
            <text:p>RB EQUESTRIA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.2" table:style-name="ce2">
            <text:p>31.2</text:p>
          </table:table-cell>
          <table:table-cell office:value-type="string" table:style-name="ce2">
            <text:p>RB EQUESTRIA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.95" table:style-name="ce2">
            <text:p>18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95" table:style-name="ce2">
            <text:p>14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5" table:style-name="ce2">
            <text:p>16.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95" table:style-name="ce2">
            <text:p>13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.95" table:style-name="ce2">
            <text:p>41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5" table:style-name="ce2">
            <text:p>11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.95" table:style-name="ce2">
            <text:p>14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34" table:style-name="ce2">
            <text:p>8.34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95" table:style-name="ce2">
            <text:p>15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95" table:style-name="ce2">
            <text:p>14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95" table:style-name="ce2">
            <text:p>10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95" table:style-name="ce2">
            <text:p>6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95" table:style-name="ce2">
            <text:p>18.95</text:p>
          </table:table-cell>
          <table:table-cell office:value-type="string" table:style-name="ce2">
            <text:p>HUNTERS FARM SHO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W ROFF AGRICULTURAL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34.19" table:style-name="ce2">
            <text:p>734.19</text:p>
          </table:table-cell>
          <table:table-cell office:value-type="string" table:style-name="ce2">
            <text:p>EQUINE VETERINARY AND REPRODU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95.3200000000002" table:style-name="ce2">
            <text:p>2395.32</text:p>
          </table:table-cell>
          <table:table-cell office:value-type="string" table:style-name="ce2">
            <text:p>EQUINE VETERINARY AND REPRODU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89.04" table:style-name="ce2">
            <text:p>1589.04</text:p>
          </table:table-cell>
          <table:table-cell office:value-type="string" table:style-name="ce2">
            <text:p>EQUINE VETERINARY AND REPRODU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2.30000000000001" table:style-name="ce2">
            <text:p>132.3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040000000000006" table:style-name="ce2">
            <text:p>81.04</text:p>
          </table:table-cell>
          <table:table-cell office:value-type="string" table:style-name="ce2">
            <text:p>MULBERRY HOUSE VET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1.1" table:style-name="ce2">
            <text:p>111.1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.67" table:style-name="ce2">
            <text:p>41.67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.33" table:style-name="ce2">
            <text:p>33.33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78.11" table:style-name="ce2">
            <text:p>578.11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.6" table:style-name="ce2">
            <text:p>60.6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3.97" table:style-name="ce2">
            <text:p>63.97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53" table:style-name="ce2">
            <text:p>5.53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55" table:style-name="ce2">
            <text:p>4.55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22" table:style-name="ce2">
            <text:p>5.22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149999999999999" table:style-name="ce2">
            <text:p>20.15</text:p>
          </table:table-cell>
          <table:table-cell office:value-type="string" table:style-name="ce2">
            <text:p>WIGHTMAN &amp; PARRISH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3.53" table:style-name="ce2">
            <text:p>673.53</text:p>
          </table:table-cell>
          <table:table-cell office:value-type="string" table:style-name="ce2">
            <text:p>VETS NOW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3" table:style-name="ce2">
            <text:p>11.93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16" table:style-name="ce2">
            <text:p>43.1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42" table:style-name="ce2">
            <text:p>15.4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47" table:style-name="ce2">
            <text:p>11.47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01" table:style-name="ce2">
            <text:p>12.0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.14" table:style-name="ce2">
            <text:p>13.1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78.1300000000001" table:style-name="ce2">
            <text:p>1078.13</text:p>
          </table:table-cell>
          <table:table-cell office:value-type="string" table:style-name="ce2">
            <text:p>MOUNTAIN HEALTHCA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9" table:style-name="ce2">
            <text:p>0.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9" table:style-name="ce2">
            <text:p>0.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2.85" table:style-name="ce2">
            <text:p>62.8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.67" table:style-name="ce2">
            <text:p>2.6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0.5</text:p>
          </table:table-cell>
          <table:table-cell office:value-type="string" table:style-name="ce2">
            <text:p>PMC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9.95" table:style-name="ce2">
            <text:p>29.95</text:p>
          </table:table-cell>
          <table:table-cell office:value-type="string" table:style-name="ce2">
            <text:p>PMC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3.21" table:style-name="ce2">
            <text:p>173.21</text:p>
          </table:table-cell>
          <table:table-cell office:value-type="string" table:style-name="ce2">
            <text:p>CEIA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9" table:style-name="ce2">
            <text:p>0.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85" table:style-name="ce2">
            <text:p>0.8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2" table:style-name="ce2">
            <text:p>3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35" table:style-name="ce2">
            <text:p>1.3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85" table:style-name="ce2">
            <text:p>0.8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2" table:style-name="ce2">
            <text:p>3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28000000000000003" table:style-name="ce2">
            <text:p>0.2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85" table:style-name="ce2">
            <text:p>0.8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85" table:style-name="ce2">
            <text:p>0.8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9" table:style-name="ce2">
            <text:p>0.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35" table:style-name="ce2">
            <text:p>1.3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2">
            <text:p>FAST ENGINEERING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FAST ENGINEERING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2">
            <text:p>FAST ENGINEERING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FAST ENGINEERING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.83" table:style-name="ce2">
            <text:p>30.83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0.9" table:style-name="ce2">
            <text:p>0.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06" table:style-name="ce2">
            <text:p>10.0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3.42" table:style-name="ce2">
            <text:p>33.42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65" table:style-name="ce2">
            <text:p>6.6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66" table:style-name="ce2">
            <text:p>1.6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7" table:style-name="ce2">
            <text:p>3.7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.6" table:style-name="ce2">
            <text:p>52.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5" table:style-name="ce2">
            <text:p>0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65" table:style-name="ce2">
            <text:p>6.6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2999999999999998" table:style-name="ce2">
            <text:p>2.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06" table:style-name="ce2">
            <text:p>10.0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2999999999999998" table:style-name="ce2">
            <text:p>2.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38" table:style-name="ce2">
            <text:p>4.38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.5" table:style-name="ce2">
            <text:p>67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5" table:style-name="ce2">
            <text:p>6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21" table:style-name="ce2">
            <text:p>3.21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7" table:style-name="ce2">
            <text:p>3.7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0999999999999996" table:style-name="ce2">
            <text:p>5.1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66" table:style-name="ce2">
            <text:p>5.6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TANHOPE WILKINSON ASSOCIATE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ERNICK H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IDGE &amp; PARTNE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SM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82.5" table:style-name="ce2">
            <text:p>3382.5</text:p>
          </table:table-cell>
          <table:table-cell office:value-type="string" table:style-name="ce2">
            <text:p>THAMES VALLEY MAINTENANCE (OXFORD) LIMI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9.2" table:style-name="ce2">
            <text:p>239.2</text:p>
          </table:table-cell>
          <table:table-cell office:value-type="string" table:style-name="ce2">
            <text:p>STORAGE ON SIT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URRIE &amp; BROWN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IDGE &amp; PARTNE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602.720000000001" table:style-name="ce2">
            <text:p>51602.72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33.33" table:style-name="ce2">
            <text:p>2733.33</text:p>
          </table:table-cell>
          <table:table-cell office:value-type="string" table:style-name="ce2">
            <text:p>MARSTAN BDB LL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47.56" table:style-name="ce2">
            <text:p>1947.56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52.58" table:style-name="ce2">
            <text:p>2552.58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URRIE &amp; BROWN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ICK EVERAR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3122.22" table:style-name="ce2">
            <text:p>3122.2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5712.76" table:style-name="ce2">
            <text:p>35712.76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122.22" table:style-name="ce2">
            <text:p>3122.2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2523.95" table:style-name="ce2">
            <text:p>62523.95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886.77" table:style-name="ce2">
            <text:p>5886.7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122.22" table:style-name="ce2">
            <text:p>3122.2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851.51" table:style-name="ce2">
            <text:p>50851.51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9329.210000000006" table:style-name="ce2">
            <text:p>69329.21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22.22" table:style-name="ce2">
            <text:p>3122.2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554" table:style-name="ce2">
            <text:p>7554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187" table:style-name="ce2">
            <text:p>6187</text:p>
          </table:table-cell>
          <table:table-cell office:value-type="string" table:style-name="ce2">
            <text:p>QRO SOLUTION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2">
            <text:p>REVEAL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445.07" table:style-name="ce2">
            <text:p>8445.0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8.27" table:style-name="ce2">
            <text:p>508.2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4.13" table:style-name="ce2">
            <text:p>254.13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8.85" table:style-name="ce2">
            <text:p>338.85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2">
            <text:p>ARK FIBRE OPTIC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ARK FIBRE OPTIC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122.22" table:style-name="ce2">
            <text:p>3122.2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725.870000000003" table:style-name="ce2">
            <text:p>34725.8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308.2" table:style-name="ce2">
            <text:p>16308.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088.99" table:style-name="ce2">
            <text:p>10088.99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122.22" table:style-name="ce2">
            <text:p>3122.2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024.61" table:style-name="ce2">
            <text:p>36024.61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122.22" table:style-name="ce2">
            <text:p>3122.2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905.09" table:style-name="ce2">
            <text:p>23905.09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807.63" table:style-name="ce2">
            <text:p>12807.63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48.7" table:style-name="ce2">
            <text:p>1548.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122.22" table:style-name="ce2">
            <text:p>3122.22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78.99" table:style-name="ce2">
            <text:p>578.99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5.64" table:style-name="ce2">
            <text:p>195.64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10.47" table:style-name="ce2">
            <text:p>1610.4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53.37" table:style-name="ce2">
            <text:p>3753.3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4.14" table:style-name="ce2">
            <text:p>254.14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15.2" table:style-name="ce2">
            <text:p>20315.2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086.03" table:style-name="ce2">
            <text:p>23086.03</text:p>
          </table:table-cell>
          <table:table-cell office:value-type="string" table:style-name="ce2">
            <text:p>FORD MOTOR COMPAN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06.53" table:style-name="ce2">
            <text:p>7306.53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673.25" table:style-name="ce2">
            <text:p>7673.25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97.13" table:style-name="ce2">
            <text:p>7697.13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55.08" table:style-name="ce2">
            <text:p>3755.08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5.58" table:style-name="ce2">
            <text:p>265.58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36.69" table:style-name="ce2">
            <text:p>6936.69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913.43" table:style-name="ce2">
            <text:p>14913.43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9994.45" table:style-name="ce2">
            <text:p>19994.45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50.32" table:style-name="ce2">
            <text:p>315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003.839999999997" table:style-name="ce2">
            <text:p>37003.84</text:p>
          </table:table-cell>
          <table:table-cell office:value-type="string" table:style-name="ce2">
            <text:p>WAYLANDS KIA BICESTE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07.74" table:style-name="ce2">
            <text:p>6007.74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9.5" table:style-name="ce2">
            <text:p>349.5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50.32" table:style-name="ce2">
            <text:p>315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60.32" table:style-name="ce2">
            <text:p>306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50.32" table:style-name="ce2">
            <text:p>315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50.32" table:style-name="ce2">
            <text:p>315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060.32" table:style-name="ce2">
            <text:p>306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50.32" table:style-name="ce2">
            <text:p>315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60.32" table:style-name="ce2">
            <text:p>306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60.32" table:style-name="ce2">
            <text:p>306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3150.32" table:style-name="ce2">
            <text:p>315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060.32" table:style-name="ce2">
            <text:p>306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50.32" table:style-name="ce2">
            <text:p>315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60.32" table:style-name="ce2">
            <text:p>306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712.66" table:style-name="ce2">
            <text:p>27712.66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544.54" table:style-name="ce2">
            <text:p>24544.54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1044435" table:style-name="ro1">
          <table:table-cell table:number-columns-repeated="16384"/>
        </table:table-row>
      </table:table>
      <table:database-ranges>
        <table:database-range table:target-range-address="Sheet1.A1:Sheet1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owles Richard</meta:initial-creator>
    <dc:creator>Roberts, Charlotte (C7904)</dc:creator>
    <meta:creation-date>2023-08-02T08:31:45Z</meta:creation-date>
    <dc:date>2023-09-06T13:27:39Z</dc:date>
    <meta:print-date>2023-09-06T13:23:21Z</meta:print-date>
  </office:meta>
</office:document-meta>
</file>